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5/content.xml" manifest:media-type="text/xml"/>
  <manifest:file-entry manifest:full-path="Object 3/content.xml" manifest:media-type="text/xml"/>
  <manifest:file-entry manifest:full-path="styles.xml" manifest:media-type="text/xml"/>
  <manifest:file-entry manifest:full-path="Object 4/content.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Ubuntu" svg:font-family="Ubunt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0" fo:orphans="0" fo:break-before="page" fo:text-align="justify"/>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style:font-weight-complex="bold" fo:color="#000000" fo:font-size="9pt" style:font-size-asian="9pt" style:font-size-complex="9pt"/>
    </style:style>
    <style:style style:name="T8" style:parent-style-name="DefaultParagraphFont" style:family="text">
      <style:text-properties fo:font-weight="bold" style:font-weight-asian="bold" style:font-weight-complex="bold" fo:color="#000000" fo:font-size="9pt" style:font-size-asian="9pt" style:font-size-complex="9pt"/>
    </style:style>
    <style:style style:name="T9" style:parent-style-name="DefaultParagraphFont" style:family="text">
      <style:text-properties fo:font-weight="bold" style:font-weight-asian="bold" style:font-weight-complex="bold" fo:color="#000000" fo:font-size="9pt" style:font-size-asian="9pt" style:font-size-complex="9pt"/>
    </style:style>
    <style:style style:name="T10" style:parent-style-name="DefaultParagraphFont" style:family="text">
      <style:text-properties fo:font-weight="bold" style:font-weight-asian="bold" style:font-weight-complex="bold" fo:color="#000000" fo:font-size="9pt" style:font-size-asian="9pt" style:font-size-complex="9pt"/>
    </style:style>
    <style:style style:name="T11" style:parent-style-name="DefaultParagraphFont" style:family="text">
      <style:text-properties fo:font-weight="bold" style:font-weight-asian="bold" style:font-weight-complex="bold" fo:color="#000000" fo:font-size="9pt" style:font-size-asian="9pt" style:font-size-complex="9pt"/>
    </style:style>
    <style:style style:name="P12" style:parent-style-name="Textbody" style:family="paragraph">
      <style:text-properties fo:font-weight="bold" style:font-weight-asian="bold" style:font-weight-complex="bold"/>
    </style:style>
    <style:style style:name="T13" style:parent-style-name="DefaultParagraphFont" style:family="text">
      <style:text-properties fo:font-style="italic" style:font-style-asian="italic"/>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DefaultParagraphFont" style:family="text">
      <style:text-properties style:text-position="super 65%"/>
    </style:style>
    <style:style style:name="T33" style:parent-style-name="DefaultParagraphFont" style:family="text">
      <style:text-properties style:text-position="super 65%"/>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weight="bold" style:font-weight-asian="bold" style:font-weight-complex="bold" fo:font-style="italic" style:font-style-asian="italic" style:font-style-complex="italic"/>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Text" style:family="paragraph">
      <style:paragraph-properties fo:text-indent="0in"/>
    </style:style>
    <style:style style:name="P46" style:parent-style-name="Text" style:family="paragraph">
      <style:paragraph-properties fo:text-indent="0in"/>
      <style:text-properties fo:font-weight="bold" style:font-weight-asian="bold" style:font-weight-complex="bold"/>
    </style:style>
    <style:style style:name="P47" style:parent-style-name="Text" style:family="paragraph">
      <style:paragraph-properties fo:text-indent="0in"/>
      <style:text-properties fo:font-weight="bold" style:font-weight-asian="bold" style:font-weight-complex="bold"/>
    </style:style>
    <style:style style:name="P48" style:parent-style-name="Text" style:family="paragraph">
      <style:paragraph-properties fo:text-indent="0in"/>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fo:font-style="italic" style:font-style-asian="italic" style:font-style-complex="italic" style:text-position="sub 65%"/>
    </style:style>
    <style:style style:name="T51" style:parent-style-name="DefaultParagraphFont" style:family="text">
      <style:text-properties style:font-name="Ubuntu" style:font-name-asian="Ubuntu" style:font-name-complex="Ubuntu"/>
    </style:style>
    <style:style style:name="T52" style:parent-style-name="DefaultParagraphFont" style:family="text">
      <style:text-properties style:font-name="Ubuntu" style:font-name-asian="Ubuntu" style:font-name-complex="Ubuntu" style:text-position="sub 65%"/>
    </style:style>
    <style:style style:name="T53" style:parent-style-name="DefaultParagraphFont" style:family="text">
      <style:text-properties style:font-name="Ubuntu" style:font-name-asian="Ubuntu" style:font-name-complex="Ubuntu" style:text-position="super 65%"/>
    </style:style>
    <style:style style:name="T54" style:parent-style-name="DefaultParagraphFont" style:family="text">
      <style:text-properties style:font-name="Ubuntu" style:font-name-asian="Ubuntu" style:font-name-complex="Ubuntu" style:text-position="sub 65%"/>
    </style:style>
    <style:style style:name="T55" style:parent-style-name="DefaultParagraphFont" style:family="text">
      <style:text-properties style:font-name="Ubuntu" style:font-name-asian="Ubuntu" style:font-name-complex="Ubuntu" style:text-position="super 65%"/>
    </style:style>
    <style:style style:name="T56" style:parent-style-name="DefaultParagraphFont" style:family="text">
      <style:text-properties style:font-name="Ubuntu" style:font-name-asian="Ubuntu" style:font-name-complex="Ubuntu" style:text-position="sub 65%"/>
    </style:style>
    <style:style style:name="T57" style:parent-style-name="DefaultParagraphFont" style:family="text">
      <style:text-properties style:font-name="Ubuntu" style:font-name-asian="Ubuntu" style:font-name-complex="Ubuntu" style:text-position="super 65%"/>
    </style:style>
    <style:style style:name="T58" style:parent-style-name="DefaultParagraphFont" style:family="text">
      <style:text-properties style:font-name="Ubuntu" style:font-name-asian="Ubuntu" style:font-name-complex="Ubuntu" style:text-position="sub 65%"/>
    </style:style>
    <style:style style:name="T59" style:parent-style-name="DefaultParagraphFont" style:family="text">
      <style:text-properties style:font-name-asian="Ubuntu" style:font-name-complex="Ubuntu" style:text-position="sub 65%"/>
    </style:style>
    <style:style style:name="T60" style:parent-style-name="DefaultParagraphFont" style:family="text">
      <style:text-properties style:font-name-asian="Ubuntu" style:font-name-complex="Ubuntu"/>
    </style:style>
    <style:style style:name="T61" style:parent-style-name="DefaultParagraphFont" style:family="text">
      <style:text-properties style:font-name-asian="Ubuntu" style:font-name-complex="Ubuntu" style:text-position="super 65%"/>
    </style:style>
    <style:style style:name="T62" style:parent-style-name="DefaultParagraphFont" style:family="text">
      <style:text-properties style:font-name-asian="Ubuntu" style:font-name-complex="Ubuntu"/>
    </style:style>
    <style:style style:name="T63" style:parent-style-name="DefaultParagraphFont" style:family="text">
      <style:text-properties style:font-name="Ubuntu" style:font-name-asian="Ubuntu" style:font-name-complex="Ubuntu"/>
    </style:style>
    <style:style style:name="T64" style:parent-style-name="DefaultParagraphFont" style:family="text">
      <style:text-properties style:font-name-asian="Ubuntu" style:font-name-complex="Ubuntu" fo:font-weight="bold" style:font-weight-asian="bold" style:font-weight-complex="bold" fo:font-style="italic" style:font-style-asian="italic" style:font-style-complex="italic" style:text-position="sub 65%"/>
    </style:style>
    <style:style style:name="T65" style:parent-style-name="DefaultParagraphFont" style:family="text">
      <style:text-properties style:font-name-asian="Ubuntu" style:font-name-complex="Ubuntu"/>
    </style:style>
    <style:style style:name="T66" style:parent-style-name="DefaultParagraphFont" style:family="text">
      <style:text-properties style:font-name="Ubuntu" style:font-name-asian="Ubuntu" style:font-name-complex="Ubuntu"/>
    </style:style>
    <style:style style:name="T67" style:parent-style-name="DefaultParagraphFont" style:family="text">
      <style:text-properties style:font-name="Ubuntu" style:font-name-asian="Ubuntu" style:font-name-complex="Ubuntu" style:text-position="sub 65%"/>
    </style:style>
    <style:style style:name="T68" style:parent-style-name="DefaultParagraphFont" style:family="text">
      <style:text-properties style:font-name="Ubuntu" style:font-name-asian="Ubuntu" style:font-name-complex="Ubuntu" style:text-position="super 65%"/>
    </style:style>
    <style:style style:name="T69" style:parent-style-name="DefaultParagraphFont" style:family="text">
      <style:text-properties style:font-name="Ubuntu" style:font-name-asian="Ubuntu" style:font-name-complex="Ubuntu" style:text-position="sub 65%"/>
    </style:style>
    <style:style style:name="T70" style:parent-style-name="DefaultParagraphFont" style:family="text">
      <style:text-properties style:font-name="Ubuntu" style:font-name-asian="Ubuntu" style:font-name-complex="Ubuntu" style:text-position="super 65%"/>
    </style:style>
    <style:style style:name="T71" style:parent-style-name="DefaultParagraphFont" style:family="text">
      <style:text-properties style:font-name="Ubuntu" style:font-name-asian="Ubuntu" style:font-name-complex="Ubuntu" style:text-position="sub 65%"/>
    </style:style>
    <style:style style:name="T72" style:parent-style-name="DefaultParagraphFont" style:family="text">
      <style:text-properties style:font-name="Ubuntu" style:font-name-asian="Ubuntu" style:font-name-complex="Ubuntu" style:text-position="super 65%"/>
    </style:style>
    <style:style style:name="T73" style:parent-style-name="DefaultParagraphFont" style:family="text">
      <style:text-properties style:font-name="Ubuntu" style:font-name-asian="Ubuntu" style:font-name-complex="Ubuntu" style:text-position="sub 65%"/>
    </style:style>
    <style:style style:name="T74" style:parent-style-name="DefaultParagraphFont" style:family="text">
      <style:text-properties style:text-position="super 65%"/>
    </style:style>
    <style:style style:name="T75" style:parent-style-name="DefaultParagraphFont" style:family="text">
      <style:text-properties style:font-name-asian="Ubuntu" style:font-name-complex="Ubuntu" style:text-position="sub 65%"/>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b 65%"/>
    </style:style>
    <style:style style:name="T78" style:parent-style-name="DefaultParagraphFont" style:family="text">
      <style:text-properties style:text-position="sub 65%"/>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text-position="sub 65%"/>
    </style:style>
    <style:style style:name="T81" style:parent-style-name="DefaultParagraphFont" style:family="text">
      <style:text-properties style:text-position="sub 65%"/>
    </style:style>
    <style:style style:name="T82" style:parent-style-name="DefaultParagraphFont" style:family="text">
      <style:text-properties style:text-position="sub 65%"/>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text-position="sub 65%"/>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text-position="sub 65%"/>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text-position="sub 65%"/>
    </style:style>
    <style:style style:name="T92" style:parent-style-name="DefaultParagraphFont" style:family="text">
      <style:text-properties style:text-position="sub 65%"/>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text-position="sub 65%"/>
    </style:style>
    <style:style style:name="P95" style:parent-style-name="Text" style:family="paragraph">
      <style:paragraph-properties fo:text-indent="0in"/>
    </style:style>
    <style:style style:name="T96" style:parent-style-name="DefaultParagraphFont" style:family="text">
      <style:text-properties fo:font-weight="bold" style:font-weight-asian="bold" style:font-weight-complex="bold" fo:font-style="italic" style:font-style-asian="italic" style:font-style-complex="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font-weight-complex="bold" fo:font-style="italic" style:font-style-asian="italic" style:font-style-complex="italic" style:text-position="super 65%"/>
    </style:style>
    <style:style style:name="T100" style:parent-style-name="DefaultParagraphFont" style:family="text">
      <style:text-properties style:text-position="super 65%"/>
    </style:style>
    <style:style style:name="P101" style:parent-style-name="Text" style:family="paragraph">
      <style:paragraph-properties fo:text-indent="0in"/>
      <style:text-properties style:text-position="super 65%"/>
    </style:style>
    <style:style style:name="P102" style:parent-style-name="Text" style:family="paragraph">
      <style:paragraph-properties fo:text-indent="0in"/>
      <style:text-properties style:text-position="super 65.6%" fo:font-size="16pt" style:font-size-asian="16pt" style:font-size-complex="16pt"/>
    </style:style>
    <style:style style:name="P103" style:parent-style-name="Text" style:family="paragraph">
      <style:paragraph-properties fo:text-indent="0in"/>
      <style:text-properties fo:font-weight="bold" style:font-weight-asian="bold" style:font-weight-complex="bold"/>
    </style:style>
    <style:style style:name="P104" style:parent-style-name="Text" style:family="paragraph">
      <style:paragraph-properties fo:text-indent="0in"/>
    </style:style>
    <style:style style:name="P105" style:parent-style-name="Text" style:family="paragraph">
      <style:paragraph-properties fo:text-indent="0in"/>
    </style:style>
    <style:style style:name="P106" style:parent-style-name="Text" style:family="paragraph">
      <style:paragraph-properties fo:text-indent="0in"/>
    </style:style>
    <style:style style:name="P107" style:parent-style-name="Text" style:family="paragraph">
      <style:paragraph-properties fo:text-indent="0in"/>
    </style:style>
    <style:style style:name="P108" style:parent-style-name="Text" style:family="paragraph">
      <style:paragraph-properties fo:text-indent="0in"/>
    </style:style>
    <style:style style:name="P109" style:parent-style-name="Text" style:family="paragraph">
      <style:paragraph-properties fo:text-indent="0in"/>
      <style:text-properties fo:font-weight="bold" style:font-weight-asian="bold" style:font-weight-complex="bold"/>
    </style:style>
    <style:style style:name="P110" style:parent-style-name="Text" style:family="paragraph">
      <style:paragraph-properties fo:text-indent="0in"/>
      <style:text-properties fo:font-weight="bold" style:font-weight-asian="bold" style:font-weight-complex="bold"/>
    </style:style>
    <style:style style:name="P111" style:parent-style-name="Text" style:family="paragraph">
      <style:paragraph-properties fo:text-indent="0in"/>
    </style:style>
    <style:style style:name="T112" style:parent-style-name="DefaultParagraphFont" style:family="text">
      <style:text-properties fo:font-weight="bold" style:font-weight-asian="bold" style:font-weight-complex="bold"/>
    </style:style>
    <style:style style:name="P113" style:parent-style-name="Text" style:family="paragraph">
      <style:paragraph-properties fo:text-indent="0in"/>
    </style:style>
    <style:style style:name="P114" style:parent-style-name="Text" style:family="paragraph">
      <style:paragraph-properties fo:text-indent="0in"/>
    </style:style>
    <style:style style:name="P115" style:parent-style-name="Text" style:family="paragraph">
      <style:paragraph-properties fo:text-indent="0in"/>
    </style:style>
    <style:style style:name="P116" style:parent-style-name="Text" style:family="paragraph">
      <style:paragraph-properties fo:text-indent="0in"/>
    </style:style>
    <style:style style:name="P117" style:parent-style-name="Text" style:family="paragraph">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font-weight-complex="bold" fo:font-style="italic" style:font-style-asian="italic" style:font-style-complex="italic"/>
    </style:style>
    <style:style style:name="T120" style:parent-style-name="DefaultParagraphFont" style:family="text">
      <style:text-properties fo:font-weight="bold" style:font-weight-asian="bold" fo:font-style="italic" style:font-style-asian="italic"/>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fo:font-style="italic" style:font-style-asian="italic"/>
    </style:style>
    <style:style style:name="T123" style:parent-style-name="DefaultParagraphFont" style:family="text">
      <style:text-properties fo:font-style="italic" style:font-style-asian="italic"/>
    </style:style>
    <style:style style:name="T124" style:parent-style-name="DefaultParagraphFont" style:family="text">
      <style:text-properties fo:font-weight="bold" style:font-weight-asian="bold" style:font-weight-complex="bold" fo:font-style="italic" style:font-style-asian="italic" style:font-style-complex="italic" style:text-position="super 65%"/>
    </style:style>
    <style:style style:name="T125" style:parent-style-name="DefaultParagraphFont" style:family="text">
      <style:text-properties fo:font-weight="bold" style:font-weight-asian="bold" style:text-position="super 65%"/>
    </style:style>
    <style:style style:name="P126" style:parent-style-name="Text" style:family="paragraph">
      <style:paragraph-properties fo:text-indent="0in"/>
    </style:style>
    <style:style style:name="P127" style:parent-style-name="Text" style:family="paragraph">
      <style:paragraph-properties fo:text-indent="0in"/>
    </style:style>
    <style:style style:name="P128" style:parent-style-name="Text" style:family="paragraph">
      <style:paragraph-properties fo:text-indent="0in"/>
      <style:text-properties fo:font-weight="bold" style:font-weight-asian="bold" style:font-weight-complex="bold"/>
    </style:style>
    <style:style style:name="P129" style:parent-style-name="Text" style:family="paragraph">
      <style:paragraph-properties fo:text-indent="0in"/>
    </style:style>
    <style:style style:name="P130" style:parent-style-name="Text" style:family="paragraph">
      <style:paragraph-properties fo:text-indent="0in"/>
    </style:style>
    <style:style style:name="P131" style:parent-style-name="Text" style:family="paragraph">
      <style:paragraph-properties fo:text-indent="0in"/>
    </style:style>
    <style:style style:name="P132" style:parent-style-name="Text" style:family="paragraph">
      <style:paragraph-properties fo:text-indent="0in"/>
    </style:style>
    <style:style style:name="P133" style:parent-style-name="Text" style:family="paragraph">
      <style:paragraph-properties fo:text-indent="0in"/>
    </style:style>
    <style:style style:name="P134" style:parent-style-name="Text" style:family="paragraph">
      <style:paragraph-properties fo:text-indent="0in"/>
    </style:style>
    <style:style style:name="P135" style:parent-style-name="Text" style:family="paragraph">
      <style:paragraph-properties fo:text-indent="0in"/>
    </style:style>
    <style:style style:name="P136" style:parent-style-name="Text" style:family="paragraph">
      <style:paragraph-properties fo:text-indent="0in"/>
    </style:style>
    <style:style style:name="P137" style:parent-style-name="Text" style:family="paragraph">
      <style:paragraph-properties fo:text-indent="0in"/>
    </style:style>
    <style:style style:name="P138" style:parent-style-name="Text" style:family="paragraph">
      <style:paragraph-properties fo:text-indent="0in"/>
    </style:style>
    <style:style style:name="P139" style:parent-style-name="Text" style:family="paragraph">
      <style:paragraph-properties fo:text-indent="0in"/>
    </style:style>
    <style:style style:name="P140" style:parent-style-name="Text" style:family="paragraph">
      <style:paragraph-properties fo:text-indent="0in"/>
    </style:style>
    <style:style style:name="P141" style:parent-style-name="Text" style:family="paragraph">
      <style:paragraph-properties fo:text-indent="0in"/>
    </style:style>
    <style:style style:name="P142" style:parent-style-name="Text" style:family="paragraph">
      <style:paragraph-properties fo:text-indent="0in"/>
    </style:style>
    <style:style style:name="T143" style:parent-style-name="DefaultParagraphFont" style:family="text">
      <style:text-properties style:font-name="Ubuntu" fo:font-weight="bold" style:font-weight-asian="bold" style:font-weight-complex="bold"/>
    </style:style>
    <style:style style:name="T144" style:parent-style-name="DefaultParagraphFont" style:family="text">
      <style:text-properties fo:font-weight="bold" style:font-weight-asian="bold" style:font-weight-complex="bold" style:text-position="sub 65%"/>
    </style:style>
    <style:style style:name="T145" style:parent-style-name="DefaultParagraphFont" style:family="text">
      <style:text-properties style:font-name="Ubuntu" fo:font-weight="bold" style:font-weight-asian="bold" style:font-weight-complex="bold"/>
    </style:style>
    <style:style style:name="T146" style:parent-style-name="DefaultParagraphFont" style:family="text">
      <style:text-properties style:font-name="Ubuntu" fo:font-weight="bold" style:font-weight-asian="bold" style:font-weight-complex="bold" style:text-position="sub 65%"/>
    </style:style>
    <style:style style:name="T147" style:parent-style-name="DefaultParagraphFont" style:family="text">
      <style:text-properties style:font-name="Ubuntu" fo:font-weight="bold" style:font-weight-asian="bold" style:font-weight-complex="bold"/>
    </style:style>
    <style:style style:name="T148" style:parent-style-name="DefaultParagraphFont" style:family="text">
      <style:text-properties style:font-name="Ubuntu"/>
    </style:style>
    <style:style style:name="T149" style:parent-style-name="DefaultParagraphFont" style:family="text">
      <style:text-properties style:font-name="Ubuntu" fo:font-weight="bold" style:font-weight-asian="bold" style:font-weight-complex="bold"/>
    </style:style>
    <style:style style:name="P150" style:parent-style-name="Text" style:family="paragraph">
      <style:text-properties fo:font-weight="bold" style:font-weight-asian="bold"/>
    </style:style>
    <style:style style:name="T151" style:parent-style-name="DefaultParagraphFont" style:family="text">
      <style:text-properties style:font-name="Ubuntu"/>
    </style:style>
    <style:style style:name="T152" style:parent-style-name="DefaultParagraphFont" style:family="text">
      <style:text-properties style:text-position="sub 65%"/>
    </style:style>
    <style:style style:name="T153" style:parent-style-name="DefaultParagraphFont" style:family="text">
      <style:text-properties style:font-name="Ubuntu"/>
    </style:style>
    <style:style style:name="T154" style:parent-style-name="DefaultParagraphFont" style:family="text">
      <style:text-properties style:font-name="Ubuntu" style:text-position="sub 65%"/>
    </style:style>
    <style:style style:name="P155" style:parent-style-name="Text" style:family="paragraph">
      <style:paragraph-properties fo:text-indent="0in"/>
    </style:style>
    <style:style style:name="P156" style:parent-style-name="Text" style:family="paragraph">
      <style:paragraph-properties fo:text-indent="0in"/>
    </style:style>
    <style:style style:name="P157" style:parent-style-name="Text" style:family="paragraph">
      <style:paragraph-properties fo:text-indent="0in"/>
    </style:style>
    <style:style style:name="P158" style:parent-style-name="Text" style:family="paragraph">
      <style:paragraph-properties fo:text-indent="0in"/>
    </style:style>
    <style:style style:name="P159" style:parent-style-name="Text" style:family="paragraph">
      <style:paragraph-properties fo:text-indent="0in"/>
    </style:style>
    <style:style style:name="P160" style:parent-style-name="Text" style:family="paragraph">
      <style:paragraph-properties fo:text-indent="0in"/>
    </style:style>
    <style:style style:name="P161" style:parent-style-name="Text" style:family="paragraph">
      <style:paragraph-properties fo:text-indent="0in"/>
    </style:style>
    <style:style style:name="P162" style:parent-style-name="Text" style:family="paragraph">
      <style:paragraph-properties fo:text-indent="0in"/>
    </style:style>
    <style:style style:name="P163" style:parent-style-name="Text" style:family="paragraph">
      <style:paragraph-properties fo:text-indent="0in"/>
    </style:style>
    <style:style style:name="P164" style:parent-style-name="Text" style:family="paragraph">
      <style:paragraph-properties fo:text-indent="0in"/>
    </style:style>
    <style:style style:name="P165" style:parent-style-name="Text" style:family="paragraph">
      <style:paragraph-properties fo:text-indent="0in"/>
    </style:style>
    <style:style style:name="P166" style:parent-style-name="Normal" style:family="paragraph">
      <style:paragraph-properties fo:text-align="center"/>
    </style:style>
    <style:style style:name="T167" style:parent-style-name="DefaultParagraphFont" style:family="text">
      <style:text-properties fo:font-size="8pt" style:font-size-asian="8pt" style:font-size-complex="8pt"/>
    </style:style>
    <style:style style:name="T168" style:parent-style-name="DefaultParagraphFont" style:family="text">
      <style:text-properties fo:font-size="8pt" style:font-size-asian="8pt" style:font-size-complex="8pt"/>
    </style:style>
    <style:style style:name="P169" style:parent-style-name="Text" style:family="paragraph">
      <style:paragraph-properties fo:text-indent="0in"/>
    </style:style>
    <style:style style:name="P170" style:parent-style-name="Text" style:family="paragraph">
      <style:paragraph-properties fo:text-indent="0in"/>
    </style:style>
    <style:style style:name="P171" style:parent-style-name="Text" style:family="paragraph">
      <style:paragraph-properties fo:text-indent="0in"/>
    </style:style>
    <style:style style:name="P172" style:parent-style-name="Normal" style:family="paragraph">
      <style:paragraph-properties fo:text-align="center"/>
    </style:style>
    <style:style style:name="P173" style:parent-style-name="Text" style:family="paragraph">
      <style:paragraph-properties fo:text-indent="0in"/>
    </style:style>
    <style:style style:name="P174" style:parent-style-name="Normal" style:family="paragraph">
      <style:paragraph-properties fo:text-align="center"/>
    </style:style>
    <style:style style:name="P175" style:parent-style-name="Text" style:family="paragraph">
      <style:paragraph-properties fo:text-indent="0in"/>
    </style:style>
    <style:style style:name="P176" style:parent-style-name="Normal" style:family="paragraph">
      <style:paragraph-properties fo:text-align="center"/>
    </style:style>
    <style:style style:name="T177" style:parent-style-name="DefaultParagraphFont" style:family="text">
      <style:text-properties fo:font-size="8pt" style:font-size-asian="8pt" style:font-size-complex="8pt"/>
    </style:style>
    <style:style style:name="P178" style:parent-style-name="Normal" style:family="paragraph">
      <style:paragraph-properties fo:text-align="center"/>
    </style:style>
    <style:style style:name="T179" style:parent-style-name="DefaultParagraphFont" style:family="text">
      <style:text-properties fo:font-size="8pt" style:font-size-asian="8pt" style:font-size-complex="8pt"/>
    </style:style>
    <style:style style:name="P180" style:parent-style-name="Text" style:family="paragraph">
      <style:paragraph-properties fo:text-indent="0in"/>
    </style:style>
    <style:style style:name="P181" style:parent-style-name="Text" style:family="paragraph">
      <style:paragraph-properties fo:text-indent="0in"/>
    </style:style>
    <style:style style:name="P182" style:parent-style-name="Text" style:family="paragraph">
      <style:paragraph-properties fo:text-indent="0in"/>
    </style:style>
    <style:style style:name="P183" style:parent-style-name="Normal" style:family="paragraph">
      <style:paragraph-properties fo:text-align="center"/>
    </style:style>
    <style:style style:name="T184" style:parent-style-name="DefaultParagraphFont" style:family="text">
      <style:text-properties fo:font-size="8pt" style:font-size-asian="8pt" style:font-size-complex="8pt"/>
    </style:style>
    <style:style style:name="P185" style:parent-style-name="Normal" style:family="paragraph">
      <style:paragraph-properties fo:text-align="center"/>
    </style:style>
    <style:style style:name="P186" style:parent-style-name="Normal" style:family="paragraph">
      <style:paragraph-properties fo:text-align="center"/>
    </style:style>
    <style:style style:name="T187" style:parent-style-name="DefaultParagraphFont" style:family="text">
      <style:text-properties fo:font-size="8pt" style:font-size-asian="8pt" style:font-size-complex="8pt"/>
    </style:style>
    <style:style style:name="P188" style:parent-style-name="Normal" style:family="paragraph">
      <style:paragraph-properties fo:text-align="center"/>
    </style:style>
    <style:style style:name="P189" style:parent-style-name="Text" style:family="paragraph">
      <style:paragraph-properties fo:text-indent="0in"/>
    </style:style>
    <style:style style:name="P190" style:parent-style-name="Text" style:family="paragraph">
      <style:paragraph-properties fo:text-indent="0in"/>
    </style:style>
    <style:style style:name="P191" style:parent-style-name="Text" style:family="paragraph">
      <style:paragraph-properties fo:text-indent="0in"/>
    </style:style>
    <style:style style:name="P192" style:parent-style-name="Normal" style:family="paragraph">
      <style:paragraph-properties fo:text-align="center"/>
    </style:style>
    <style:style style:name="T193" style:parent-style-name="DefaultParagraphFont" style:family="text">
      <style:text-properties fo:font-size="8pt" style:font-size-asian="8pt" style:font-size-complex="8pt"/>
    </style:style>
    <style:style style:name="P194" style:parent-style-name="Normal" style:family="paragraph">
      <style:paragraph-properties fo:text-align="center"/>
    </style:style>
    <style:style style:name="T195" style:parent-style-name="DefaultParagraphFont" style:family="text">
      <style:text-properties fo:font-size="8pt" style:font-size-asian="8pt" style:font-size-complex="8pt"/>
    </style:style>
    <style:style style:name="P196" style:parent-style-name="Text" style:family="paragraph">
      <style:paragraph-properties fo:text-indent="0in"/>
    </style:style>
    <style:style style:name="P197" style:parent-style-name="Text" style:family="paragraph">
      <style:paragraph-properties fo:text-indent="0in"/>
    </style:style>
    <style:style style:name="P198" style:parent-style-name="Text" style:family="paragraph">
      <style:paragraph-properties fo:text-indent="0in"/>
    </style:style>
    <style:style style:name="P199" style:parent-style-name="Normal" style:family="paragraph">
      <style:paragraph-properties fo:text-align="center"/>
    </style:style>
    <style:style style:name="T200" style:parent-style-name="DefaultParagraphFont" style:family="text">
      <style:text-properties fo:font-size="8pt" style:font-size-asian="8pt" style:font-size-complex="8pt"/>
    </style:style>
    <style:style style:name="P201" style:parent-style-name="Text" style:family="paragraph">
      <style:paragraph-properties fo:text-indent="0in"/>
    </style:style>
    <style:style style:name="P202" style:parent-style-name="Text" style:family="paragraph">
      <style:paragraph-properties fo:text-indent="0in"/>
    </style:style>
    <style:style style:name="P203" style:parent-style-name="Text" style:family="paragraph">
      <style:paragraph-properties fo:text-indent="0in"/>
    </style:style>
    <style:style style:name="P204" style:parent-style-name="Normal" style:family="paragraph">
      <style:paragraph-properties fo:text-align="center"/>
    </style:style>
    <style:style style:name="T205" style:parent-style-name="DefaultParagraphFont" style:family="text">
      <style:text-properties fo:font-size="8pt" style:font-size-asian="8pt" style:font-size-complex="8pt"/>
    </style:style>
    <style:style style:name="P206" style:parent-style-name="Text" style:family="paragraph">
      <style:paragraph-properties fo:text-indent="0in"/>
    </style:style>
    <style:style style:name="P207" style:parent-style-name="Text" style:family="paragraph">
      <style:paragraph-properties fo:text-indent="0in"/>
    </style:style>
    <style:style style:name="P208" style:parent-style-name="Normal" style:family="paragraph">
      <style:paragraph-properties fo:text-align="center"/>
    </style:style>
    <style:style style:name="T209" style:parent-style-name="DefaultParagraphFont" style:family="text">
      <style:text-properties fo:font-size="8pt" style:font-size-asian="8pt" style:font-size-complex="8pt"/>
    </style:style>
    <style:style style:name="P210" style:parent-style-name="Text" style:family="paragraph">
      <style:paragraph-properties fo:text-indent="0in"/>
    </style:style>
    <style:style style:name="T211" style:parent-style-name="DefaultParagraphFont" style:family="text">
      <style:text-properties fo:font-size="8pt" style:font-size-asian="8pt" style:font-size-complex="8pt"/>
    </style:style>
    <style:style style:name="P212" style:parent-style-name="Text" style:family="paragraph">
      <style:paragraph-properties fo:text-indent="0in"/>
    </style:style>
    <style:style style:name="P213" style:parent-style-name="Text" style:family="paragraph">
      <style:paragraph-properties fo:text-indent="0in"/>
    </style:style>
    <style:style style:name="P214" style:parent-style-name="Text" style:family="paragraph">
      <style:paragraph-properties fo:text-indent="0in"/>
      <style:text-properties fo:font-weight="bold" style:font-weight-asian="bold"/>
    </style:style>
    <style:style style:name="P215" style:parent-style-name="Text" style:family="paragraph">
      <style:paragraph-properties fo:text-indent="0in"/>
    </style:style>
    <style:style style:name="T216" style:parent-style-name="DefaultParagraphFont" style:family="text">
      <style:text-properties fo:font-size="8pt" style:font-size-asian="8pt" style:font-size-complex="8pt"/>
    </style:style>
    <style:style style:name="P217" style:parent-style-name="Text" style:family="paragraph">
      <style:paragraph-properties fo:text-indent="0in"/>
    </style:style>
    <style:style style:name="P218" style:parent-style-name="Text" style:family="paragraph">
      <style:paragraph-properties fo:text-indent="0in"/>
    </style:style>
    <style:style style:name="T219" style:parent-style-name="DefaultParagraphFont" style:family="text">
      <style:text-properties fo:font-size="8pt" style:font-size-asian="8pt" style:font-size-complex="8pt"/>
    </style:style>
    <style:style style:name="P220" style:parent-style-name="Text" style:family="paragraph">
      <style:paragraph-properties fo:text-indent="0in"/>
    </style:style>
    <style:style style:name="P221" style:parent-style-name="Text" style:family="paragraph">
      <style:paragraph-properties fo:text-indent="0in"/>
    </style:style>
    <style:style style:name="P222" style:parent-style-name="Text" style:family="paragraph">
      <style:paragraph-properties fo:text-indent="0in"/>
    </style:style>
    <style:style style:name="P223" style:parent-style-name="Text" style:family="paragraph">
      <style:paragraph-properties fo:text-indent="0in"/>
    </style:style>
    <style:style style:name="T224" style:parent-style-name="DefaultParagraphFont" style:family="text">
      <style:text-properties fo:font-size="8pt" style:font-size-asian="8pt" style:font-size-complex="8pt"/>
    </style:style>
    <style:style style:name="P225" style:parent-style-name="Text" style:family="paragraph">
      <style:paragraph-properties fo:text-indent="0in"/>
    </style:style>
    <style:style style:name="P226" style:parent-style-name="Text" style:family="paragraph">
      <style:paragraph-properties fo:text-indent="0in"/>
    </style:style>
    <style:style style:name="P227" style:parent-style-name="Text" style:family="paragraph">
      <style:paragraph-properties fo:text-indent="0in"/>
    </style:style>
    <style:style style:name="T228" style:parent-style-name="DefaultParagraphFont" style:family="text">
      <style:text-properties fo:font-size="8pt" style:font-size-asian="8pt" style:font-size-complex="8pt"/>
    </style:style>
    <style:style style:name="P229" style:parent-style-name="Text" style:family="paragraph">
      <style:paragraph-properties fo:text-indent="0in"/>
    </style:style>
    <style:style style:name="P230" style:parent-style-name="Text" style:family="paragraph">
      <style:paragraph-properties fo:text-indent="0in"/>
    </style:style>
    <style:style style:name="P231" style:parent-style-name="Text" style:family="paragraph">
      <style:paragraph-properties fo:text-indent="0in"/>
    </style:style>
    <style:style style:name="P232" style:parent-style-name="Text" style:family="paragraph">
      <style:paragraph-properties fo:text-indent="0in"/>
    </style:style>
    <style:style style:name="P233" style:parent-style-name="Text" style:family="paragraph">
      <style:paragraph-properties fo:text-indent="0in"/>
    </style:style>
    <style:style style:name="P234" style:parent-style-name="Text" style:family="paragraph">
      <style:paragraph-properties fo:text-indent="0in"/>
    </style:style>
    <style:style style:name="P235" style:parent-style-name="Text" style:family="paragraph">
      <style:paragraph-properties fo:margin-left="0.8416in" fo:text-indent="0.1402in">
        <style:tab-stops/>
      </style:paragraph-properties>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text-properties fo:font-weight="bold" style:font-weight-asian="bold" style:font-weight-complex="bold"/>
    </style:style>
    <style:style style:name="P239" style:parent-style-name="Standard" style:family="paragraph">
      <style:paragraph-properties fo:text-align="justify"/>
    </style:style>
    <style:style style:name="T240" style:parent-style-name="DefaultParagraphFont" style:family="text">
      <style:text-properties style:font-name="Ubuntu"/>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text-properties fo:font-weight="bold" style:font-weight-asian="bold" style:font-weight-complex="bold"/>
    </style:style>
    <style:style style:name="P245" style:parent-style-name="Standard" style:family="paragraph">
      <style:paragraph-properties fo:text-align="justify"/>
    </style:style>
    <style:style style:name="P246" style:parent-style-name="Standard" style:family="paragraph">
      <style:paragraph-properties fo:text-align="justify"/>
      <style:text-properties fo:font-size="8pt" style:font-size-asian="8pt" style:font-size-complex="8pt"/>
    </style:style>
    <style:style style:name="TableColumn248" style:family="table-column">
      <style:table-column-properties style:column-width="1.1083in" style:use-optimal-column-width="false"/>
    </style:style>
    <style:style style:name="TableColumn249" style:family="table-column">
      <style:table-column-properties style:column-width="1.109in" style:use-optimal-column-width="false"/>
    </style:style>
    <style:style style:name="TableColumn250" style:family="table-column">
      <style:table-column-properties style:column-width="1.109in" style:use-optimal-column-width="false"/>
    </style:style>
    <style:style style:name="Table247" style:family="table">
      <style:table-properties style:width="3.3263in" fo:margin-left="0in" table:align="lef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justify"/>
      <style:text-properties fo:font-size="8pt" style:font-size-asian="8pt" style:font-size-complex="8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justify"/>
      <style:text-properties fo:font-size="8pt" style:font-size-asian="8pt" style:font-size-complex="8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justify"/>
      <style:text-properties fo:font-size="8pt" style:font-size-asian="8pt" style:font-size-complex="8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align="justify"/>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justify"/>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justify"/>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align="justify"/>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align="justify"/>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justify"/>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justify"/>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justify"/>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justify"/>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justify"/>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text-align="justify"/>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justify"/>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text-align="justify"/>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text-align="justify"/>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text-align="justify"/>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justify"/>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justify"/>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justify"/>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justify"/>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justify"/>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justify"/>
    </style:style>
    <style:style style:name="TableRow307" style:family="table-row">
      <style:table-row-properties style:use-optimal-row-height="false"/>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text-align="justify"/>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text-align="justify"/>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justify"/>
    </style:style>
    <style:style style:name="TableRow314" style:family="table-row">
      <style:table-row-properties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justify"/>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text-align="justify"/>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TableColumn326" style:family="table-column">
      <style:table-column-properties style:column-width="1.1083in" style:use-optimal-column-width="false"/>
    </style:style>
    <style:style style:name="TableColumn327" style:family="table-column">
      <style:table-column-properties style:column-width="1.109in" style:use-optimal-column-width="false"/>
    </style:style>
    <style:style style:name="TableColumn328" style:family="table-column">
      <style:table-column-properties style:column-width="1.109in" style:use-optimal-column-width="false"/>
    </style:style>
    <style:style style:name="Table325" style:family="table">
      <style:table-properties style:width="3.3263in" fo:margin-left="0in" table:align="lef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fo:font-size="8pt" style:font-size-asian="8pt" style:font-size-complex="8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justify"/>
      <style:text-properties fo:font-size="8pt" style:font-size-asian="8pt" style:font-size-complex="8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fo:font-size="8pt" style:font-size-asian="8pt" style:font-size-complex="8p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justify"/>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style:style>
    <style:style style:name="TableRow350" style:family="table-row">
      <style:table-row-properties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style:style>
    <style:style style:name="TableRow364" style:family="table-row">
      <style:table-row-properties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justify"/>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justify"/>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justify"/>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justify"/>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justify"/>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TableColumn404" style:family="table-column">
      <style:table-column-properties style:column-width="1.1083in" style:use-optimal-column-width="false"/>
    </style:style>
    <style:style style:name="TableColumn405" style:family="table-column">
      <style:table-column-properties style:column-width="1.109in" style:use-optimal-column-width="false"/>
    </style:style>
    <style:style style:name="TableColumn406" style:family="table-column">
      <style:table-column-properties style:column-width="1.109in" style:use-optimal-column-width="false"/>
    </style:style>
    <style:style style:name="Table403" style:family="table">
      <style:table-properties style:width="3.3263in" fo:margin-left="0in" table:align="left"/>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justify"/>
      <style:text-properties fo:font-size="8pt" style:font-size-asian="8pt" style:font-size-complex="8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justify"/>
      <style:text-properties fo:font-size="8pt" style:font-size-asian="8pt" style:font-size-complex="8pt"/>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fo:font-size="8pt" style:font-size-asian="8pt" style:font-size-complex="8pt"/>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justify"/>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justify"/>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align="justify"/>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text-align="justify"/>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justify"/>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justify"/>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align="justify"/>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align="justify"/>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align="justify"/>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align="justify"/>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align="justify"/>
    </style:style>
    <style:style style:name="TableRow442" style:family="table-row">
      <style:table-row-properties style:use-optimal-row-height="false"/>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align="justify"/>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text-align="justify"/>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justify"/>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align="justify"/>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align="justify"/>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align="justify"/>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justify"/>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align="justify"/>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justify"/>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align="justify"/>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text-align="justify"/>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text-align="justify"/>
    </style:style>
    <style:style style:name="TableRow470" style:family="table-row">
      <style:table-row-properties style:use-optimal-row-height="false"/>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align="justify"/>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text-align="justify"/>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text-properties fo:font-weight="bold" style:font-weight-asian="bold" style:font-weight-complex="bold"/>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T483" style:parent-style-name="DefaultParagraphFont" style:family="text">
      <style:text-properties fo:font-size="8pt" style:font-size-asian="8pt" style:font-size-complex="8pt"/>
    </style:style>
    <style:style style:name="T484" style:parent-style-name="DefaultParagraphFont" style:family="text">
      <style:text-properties fo:font-size="8pt" style:font-size-asian="8pt" style:font-size-complex="8pt"/>
    </style:style>
    <style:style style:name="T485" style:parent-style-name="DefaultParagraphFont" style:family="text">
      <style:text-properties fo:font-size="8pt" style:font-size-asian="8pt" style:font-size-complex="8pt"/>
    </style:style>
    <style:style style:name="P486" style:parent-style-name="Text" style:family="paragraph">
      <style:paragraph-properties fo:text-indent="0in"/>
    </style:style>
    <style:style style:name="P487" style:parent-style-name="Text" style:family="paragraph">
      <style:paragraph-properties fo:text-indent="0in"/>
    </style:style>
    <style:style style:name="P488" style:parent-style-name="Text" style:family="paragraph">
      <style:paragraph-properties fo:text-indent="0in"/>
    </style:style>
    <style:style style:name="P489" style:parent-style-name="Normal" style:family="paragraph">
      <style:paragraph-properties fo:text-align="center"/>
    </style:style>
    <style:style style:name="P490" style:parent-style-name="Normal" style:family="paragraph">
      <style:paragraph-properties fo:text-align="center"/>
    </style:style>
    <style:style style:name="P491" style:parent-style-name="Text" style:family="paragraph">
      <style:paragraph-properties fo:text-indent="0in"/>
    </style:style>
    <style:style style:name="P492" style:parent-style-name="Normal" style:family="paragraph">
      <style:paragraph-properties fo:text-align="center"/>
    </style:style>
    <style:style style:name="T493" style:parent-style-name="DefaultParagraphFont" style:family="text">
      <style:text-properties fo:font-size="8pt" style:font-size-asian="8pt" style:font-size-complex="8pt"/>
    </style:style>
    <style:style style:name="P494" style:parent-style-name="Normal" style:family="paragraph">
      <style:paragraph-properties fo:text-align="center"/>
    </style:style>
    <style:style style:name="T495" style:parent-style-name="DefaultParagraphFont" style:family="text">
      <style:text-properties fo:font-size="8pt" style:font-size-asian="8pt" style:font-size-complex="8pt"/>
    </style:style>
    <style:style style:name="P496" style:parent-style-name="Text" style:family="paragraph">
      <style:paragraph-properties fo:text-indent="0in"/>
    </style:style>
    <style:style style:name="P497" style:parent-style-name="Text" style:family="paragraph">
      <style:paragraph-properties fo:text-indent="0in"/>
    </style:style>
    <style:style style:name="P498" style:parent-style-name="Normal" style:family="paragraph">
      <style:paragraph-properties fo:text-align="center"/>
    </style:style>
    <style:style style:name="T499" style:parent-style-name="DefaultParagraphFont" style:family="text">
      <style:text-properties fo:font-size="8pt" style:font-size-asian="8pt" style:font-size-complex="8pt"/>
    </style:style>
    <style:style style:name="P500" style:parent-style-name="Normal" style:family="paragraph">
      <style:paragraph-properties fo:text-align="center"/>
    </style:style>
    <style:style style:name="P501" style:parent-style-name="Text" style:family="paragraph">
      <style:paragraph-properties fo:text-indent="0in"/>
    </style:style>
    <style:style style:name="P502" style:parent-style-name="Normal" style:family="paragraph">
      <style:paragraph-properties fo:text-align="center"/>
    </style:style>
    <style:style style:name="T503" style:parent-style-name="DefaultParagraphFont" style:family="text">
      <style:text-properties fo:font-size="8pt" style:font-size-asian="8pt" style:font-size-complex="8pt"/>
    </style:style>
    <style:style style:name="P504" style:parent-style-name="Normal" style:family="paragraph">
      <style:paragraph-properties fo:text-align="center"/>
    </style:style>
    <style:style style:name="P505" style:parent-style-name="Text" style:family="paragraph">
      <style:paragraph-properties fo:text-indent="0in"/>
    </style:style>
    <style:style style:name="P506" style:parent-style-name="Text" style:family="paragraph">
      <style:paragraph-properties fo:text-indent="0in"/>
    </style:style>
    <style:style style:name="P507" style:parent-style-name="Text" style:family="paragraph">
      <style:paragraph-properties fo:text-indent="0in"/>
    </style:style>
    <style:style style:name="P508" style:parent-style-name="Normal" style:family="paragraph">
      <style:paragraph-properties fo:text-align="center"/>
    </style:style>
    <style:style style:name="T509" style:parent-style-name="DefaultParagraphFont" style:family="text">
      <style:text-properties fo:font-size="8pt" style:font-size-asian="8pt" style:font-size-complex="8pt"/>
    </style:style>
    <style:style style:name="P510" style:parent-style-name="Normal" style:family="paragraph">
      <style:paragraph-properties fo:text-align="center"/>
    </style:style>
    <style:style style:name="T511" style:parent-style-name="DefaultParagraphFont" style:family="text">
      <style:text-properties fo:font-size="8pt" style:font-size-asian="8pt" style:font-size-complex="8pt"/>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Normal" style:family="paragraph">
      <style:paragraph-properties fo:text-align="center"/>
    </style:style>
    <style:style style:name="T516" style:parent-style-name="DefaultParagraphFont" style:family="text">
      <style:text-properties style:font-name="Ubuntu" fo:font-weight="bold" style:font-weight-asian="bold" style:font-weight-complex="bold"/>
    </style:style>
    <style:style style:name="T517" style:parent-style-name="DefaultParagraphFont" style:family="text">
      <style:text-properties style:font-name="Ubuntu" fo:font-weight="bold" style:font-weight-asian="bold" style:font-weight-complex="bold" style:text-position="sub 65%"/>
    </style:style>
    <style:style style:name="P518" style:parent-style-name="Standard" style:family="paragraph">
      <style:paragraph-properties fo:text-align="justify"/>
    </style:style>
    <style:style style:name="P519" style:parent-style-name="Normal" style:family="paragraph">
      <style:paragraph-properties fo:text-align="center"/>
    </style:style>
    <style:style style:name="T520" style:parent-style-name="DefaultParagraphFont" style:family="text">
      <style:text-properties style:font-name="Ubuntu" fo:font-weight="bold" style:font-weight-asian="bold" style:font-weight-complex="bold"/>
    </style:style>
    <style:style style:name="T521" style:parent-style-name="DefaultParagraphFont" style:family="text">
      <style:text-properties fo:font-weight="bold" style:font-weight-asian="bold" style:font-weight-complex="bold" style:text-position="sub 65%"/>
    </style:style>
    <style:style style:name="P522" style:parent-style-name="Standard" style:family="paragraph">
      <style:paragraph-properties fo:text-align="justify"/>
    </style:style>
    <style:style style:name="T523" style:parent-style-name="DefaultParagraphFont" style:family="text">
      <style:text-properties style:font-name="Ubuntu" fo:font-weight="bold" style:font-weight-asian="bold" style:font-weight-complex="bold"/>
    </style:style>
    <style:style style:name="T524" style:parent-style-name="DefaultParagraphFont" style:family="text">
      <style:text-properties fo:font-weight="bold" style:font-weight-asian="bold" style:font-weight-complex="bold" style:text-position="sub 65%"/>
    </style:style>
    <style:style style:name="T525" style:parent-style-name="DefaultParagraphFont" style:family="text">
      <style:text-properties style:font-name="Ubuntu" fo:font-weight="bold" style:font-weight-asian="bold" style:font-weight-complex="bold"/>
    </style:style>
    <style:style style:name="T526" style:parent-style-name="DefaultParagraphFont" style:family="text">
      <style:text-properties style:font-name="Ubuntu" fo:font-weight="bold" style:font-weight-asian="bold" style:font-weight-complex="bold" style:text-position="sub 65%"/>
    </style:style>
    <style:style style:name="P527" style:parent-style-name="Normal" style:family="paragraph">
      <style:paragraph-properties fo:text-align="center"/>
    </style:style>
    <style:style style:name="P528" style:parent-style-name="Normal" style:family="paragraph">
      <style:paragraph-properties fo:text-align="center"/>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Normal" style:family="paragraph">
      <style:paragraph-properties fo:text-align="center"/>
    </style:style>
    <style:style style:name="P534" style:parent-style-name="Normal" style:family="paragraph">
      <style:paragraph-properties fo:text-align="center"/>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Normal" style:family="paragraph">
      <style:paragraph-properties fo:text-align="center"/>
    </style:style>
    <style:style style:name="P541" style:parent-style-name="Normal" style:family="paragraph">
      <style:paragraph-properties fo:text-align="center"/>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Normal" style:family="paragraph">
      <style:paragraph-properties fo:text-align="center"/>
    </style:style>
    <style:style style:name="T551" style:parent-style-name="DefaultParagraphFont" style:family="text">
      <style:text-properties fo:color="#000000"/>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text-properties fo:font-weight="bold" style:font-weight-asian="bold" style:font-weight-complex="bold"/>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text-properties fo:font-weight="bold" style:font-weight-asian="bold" style:font-weight-complex="bold"/>
    </style:style>
    <style:style style:name="P563" style:parent-style-name="Standard" style:family="paragraph">
      <style:paragraph-properties fo:text-align="justify"/>
    </style:style>
    <style:style style:name="T564" style:parent-style-name="DefaultParagraphFont" style:family="text">
      <style:text-properties style:text-position="super 65%"/>
    </style:style>
    <style:style style:name="T565" style:parent-style-name="DefaultParagraphFont" style:family="text">
      <style:text-properties style:text-position="sub 65%"/>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text-properties fo:font-weight="bold" style:font-weight-asian="bold"/>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T575" style:parent-style-name="DefaultParagraphFont" style:family="text">
      <style:text-properties fo:font-weight="bold" style:font-weight-asian="bold" style:font-weight-complex="bold"/>
    </style:style>
    <style:style style:name="P576" style:parent-style-name="Standard" style:family="paragraph">
      <style:paragraph-properties fo:text-align="justify"/>
    </style:style>
    <style:style style:name="P577" style:parent-style-name="Standard" style:family="paragraph">
      <style:paragraph-properties fo:text-align="justify"/>
      <style:text-properties fo:font-weight="bold" style:font-weight-asian="bold" style:font-weight-complex="bold"/>
    </style:style>
    <style:style style:name="P578" style:parent-style-name="Standard" style:family="paragraph">
      <style:paragraph-properties fo:text-align="justify"/>
      <style:text-properties fo:font-weight="bold" style:font-weight-asian="bold" style:font-weight-complex="bold"/>
    </style:style>
    <style:style style:name="P579" style:parent-style-name="Standard" style:family="paragraph">
      <style:paragraph-properties fo:text-align="justify"/>
      <style:text-properties fo:font-weight="bold" style:font-weight-asian="bold" style:font-weight-complex="bold"/>
    </style:style>
    <style:style style:name="P580" style:parent-style-name="Standard" style:family="paragraph">
      <style:paragraph-properties fo:text-align="justify"/>
      <style:text-properties fo:font-weight="bold" style:font-weight-asian="bold" style:font-weight-complex="bold"/>
    </style:style>
    <style:style style:name="P581" style:parent-style-name="Standard" style:family="paragraph">
      <style:paragraph-properties fo:text-align="center"/>
      <style:text-properties fo:font-weight="bold" style:font-weight-asian="bold" style:font-weight-complex="bold"/>
    </style:style>
    <style:style style:name="P582"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83" style:parent-style-name="References" style:family="paragraph">
      <style:paragraph-properties fo:margin-left="0.25in">
        <style:tab-stops>
          <style:tab-stop style:type="left" style:position="0.25in"/>
        </style:tab-stops>
      </style:paragraph-properties>
      <style:text-properties style:font-size-complex="8pt"/>
    </style:style>
    <style:style style:name="P584"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85" style:parent-style-name="References" style:family="paragraph">
      <style:paragraph-properties fo:margin-left="0.25in">
        <style:tab-stops>
          <style:tab-stop style:type="left" style:position="0.25in"/>
        </style:tab-stops>
      </style:paragraph-properties>
      <style:text-properties style:font-size-complex="8pt"/>
    </style:style>
    <style:style style:name="P586"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87" style:parent-style-name="ListParagraph" style:family="paragraph">
      <style:text-properties style:font-size-complex="8pt"/>
    </style:style>
    <style:style style:name="P588" style:parent-style-name="References" style:family="paragraph">
      <style:paragraph-properties fo:margin-left="0.25in">
        <style:tab-stops>
          <style:tab-stop style:type="left" style:position="0.25in"/>
        </style:tab-stops>
      </style:paragraph-properties>
      <style:text-properties style:font-size-complex="8pt"/>
    </style:style>
    <style:style style:name="P589"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90" style:parent-style-name="References" style:family="paragraph">
      <style:paragraph-properties fo:margin-left="0.25in">
        <style:tab-stops>
          <style:tab-stop style:type="left" style:position="0.25in"/>
        </style:tab-stops>
      </style:paragraph-properties>
      <style:text-properties style:font-size-complex="8pt"/>
    </style:style>
    <style:style style:name="P591"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92" style:parent-style-name="ListParagraph" style:family="paragraph">
      <style:text-properties style:font-size-complex="8pt"/>
    </style:style>
    <style:style style:name="P593" style:parent-style-name="References" style:family="paragraph">
      <style:paragraph-properties fo:margin-left="0.25in">
        <style:tab-stops>
          <style:tab-stop style:type="left" style:position="0.25in"/>
        </style:tab-stops>
      </style:paragraph-properties>
      <style:text-properties style:font-size-complex="8pt"/>
    </style:style>
    <style:style style:name="P594"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95" style:parent-style-name="References" style:family="paragraph">
      <style:paragraph-properties fo:margin-left="0.25in">
        <style:tab-stops>
          <style:tab-stop style:type="left" style:position="0.25in"/>
        </style:tab-stops>
      </style:paragraph-properties>
      <style:text-properties style:font-size-complex="8pt"/>
    </style:style>
    <style:style style:name="P596"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597" style:parent-style-name="ListParagraph" style:family="paragraph">
      <style:text-properties style:font-size-complex="8pt"/>
    </style:style>
    <style:style style:name="P598" style:parent-style-name="References" style:family="paragraph">
      <style:paragraph-properties fo:margin-left="0.25in">
        <style:tab-stops>
          <style:tab-stop style:type="left" style:position="0.25in"/>
        </style:tab-stops>
      </style:paragraph-properties>
      <style:text-properties style:font-size-complex="8pt"/>
    </style:style>
    <style:style style:name="P599"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600" style:parent-style-name="References" style:family="paragraph">
      <style:paragraph-properties fo:margin-left="0.25in">
        <style:tab-stops>
          <style:tab-stop style:type="left" style:position="0.25in"/>
        </style:tab-stops>
      </style:paragraph-properties>
      <style:text-properties style:font-size-complex="8pt"/>
    </style:style>
    <style:style style:name="P601"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602" style:parent-style-name="ListParagraph" style:family="paragraph">
      <style:text-properties style:font-size-complex="8pt"/>
    </style:style>
    <style:style style:name="P603" style:parent-style-name="References" style:family="paragraph">
      <style:paragraph-properties fo:margin-left="0.25in">
        <style:tab-stops>
          <style:tab-stop style:type="left" style:position="0.25in"/>
        </style:tab-stops>
      </style:paragraph-properties>
      <style:text-properties style:font-size-complex="8pt"/>
    </style:style>
    <style:style style:name="P604"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605" style:parent-style-name="References" style:family="paragraph">
      <style:paragraph-properties fo:margin-left="0.25in">
        <style:tab-stops>
          <style:tab-stop style:type="left" style:position="0.25in"/>
        </style:tab-stops>
      </style:paragraph-properties>
      <style:text-properties style:font-size-complex="8pt"/>
    </style:style>
    <style:style style:name="P606"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607" style:parent-style-name="ListParagraph" style:family="paragraph">
      <style:text-properties style:font-size-complex="8pt"/>
    </style:style>
    <style:style style:name="P608" style:parent-style-name="References" style:family="paragraph">
      <style:paragraph-properties fo:margin-left="0.25in">
        <style:tab-stops>
          <style:tab-stop style:type="left" style:position="0.25in"/>
        </style:tab-stops>
      </style:paragraph-properties>
      <style:text-properties style:font-size-complex="8pt"/>
    </style:style>
    <style:style style:name="P609"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610" style:parent-style-name="References" style:family="paragraph">
      <style:paragraph-properties>
        <style:tab-stops>
          <style:tab-stop style:type="left" style:position="0.5in"/>
        </style:tab-stops>
      </style:paragraph-properties>
      <style:text-properties style:font-size-complex="8pt"/>
    </style:style>
    <style:style style:name="P611" style:parent-style-name="References" style:family="paragraph">
      <style:paragraph-properties fo:margin-left="0.25in">
        <style:tab-stops>
          <style:tab-stop style:type="left" style:position="0.25in"/>
        </style:tab-stops>
      </style:paragraph-properties>
      <style:text-properties style:font-size-complex="8pt"/>
    </style:style>
    <style:style style:name="P612"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name="P613" style:parent-style-name="References" style:list-style-name="WWNum19" style:family="paragraph">
      <style:paragraph-properties fo:margin-left="0.25in" fo:text-indent="0in">
        <style:tab-stops>
          <style:tab-stop style:type="left" style:position="0.25in"/>
        </style:tab-stops>
      </style:paragraph-properties>
      <style:text-properties style:font-size-complex="8pt"/>
    </style:style>
    <style:style style:family="graphic" style:name="a94">
      <style:graphic-properties style:wrap="run-through" style:run-through="foreground" draw:fill="none" draw:stroke="solid" svg:stroke-width="0.00709in" svg:stroke-color="#000000" draw:marker-end="a93" svg:stroke-opacity="100%" draw:stroke-linejoin="miter" svg:stroke-linecap="butt" style:horizontal-rel="paragraph" style:vertical-rel="paragraph" style:horizontal-pos="from-left" style:vertical-pos="from-top"/>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7">
      <style:graphic-properties style:wrap="run-through" style:run-through="foreground" draw:fill="none" draw:stroke="solid" svg:stroke-width="0.00709in" svg:stroke-color="#000000" draw:marker-end="a96"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0709in" svg:stroke-color="#000000" draw:marker-end="a72" svg:stroke-opacity="100%" draw:stroke-linejoin="miter" svg:stroke-linecap="butt" style:horizontal-rel="paragraph" style:vertical-rel="paragraph" style:horizontal-pos="from-left"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style:wrap="run-through" style:run-through="foreground" draw:fill="none" draw:stroke="solid" svg:stroke-width="0.00709in" svg:stroke-color="#000000" draw:marker-end="a50" svg:stroke-opacity="100%" draw:stroke-linejoin="miter" svg:stroke-linecap="butt" style:horizontal-rel="paragraph" style:vertical-rel="paragraph" style:horizontal-pos="from-left" style:vertical-pos="from-top"/>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run-through" style:run-through="foreground" draw:fill="none" draw:stroke="solid" svg:stroke-width="0.00709in" svg:stroke-color="#000000" draw:marker-end="a76"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9">
      <style:graphic-properties style:wrap="run-through" style:run-through="foreground" draw:fill="none" draw:stroke="solid" svg:stroke-width="0.00709in" svg:stroke-color="#000000" draw:marker-end="a78"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0709in" svg:stroke-color="#000000" draw:marker-end="a54" svg:stroke-opacity="100%" draw:stroke-linejoin="miter" svg:stroke-linecap="butt"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style:wrap="run-through" style:run-through="foreground" draw:fill="none" draw:stroke="solid" svg:stroke-width="0.00709in" svg:stroke-color="#000000" draw:marker-end="a30"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style:wrap="run-through" style:run-through="foreground" draw:fill="none" draw:stroke="solid" svg:stroke-width="0.00709in" svg:stroke-color="#000000" draw:marker-end="a32"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0709in" svg:stroke-color="#000000" draw:marker-end="a58"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709in" svg:stroke-color="#000000" svg:stroke-opacity="100%" draw:stroke-linejoin="miter" svg:stroke-linecap="butt" style:horizontal-rel="paragraph" style:vertical-rel="paragraph" style:horizontal-pos="from-left" style:vertical-pos="from-top"/>
    </style:style>
    <style:style style:family="graphic" style:name="a10">
      <style:graphic-properties style:vertical-pos="middle"/>
    </style:style>
    <style:style style:family="graphic" style:name="a35">
      <style:graphic-properties style:wrap="run-through" style:run-through="foreground" draw:fill="none" draw:stroke="solid" svg:stroke-width="0.00709in" svg:stroke-color="#000000" svg:stroke-opacity="100%" draw:stroke-linejoin="miter" svg:stroke-linecap="butt" style:horizontal-rel="paragraph" style:vertical-rel="paragraph" style:horizontal-pos="from-left" style:vertical-pos="from-top"/>
    </style:style>
    <style:style style:family="graphic" style:name="a11">
      <style:graphic-properties style:vertical-pos="middle"/>
    </style:style>
    <style:style style:family="graphic" style:name="a37">
      <style:graphic-properties style:wrap="run-through" style:run-through="foreground" draw:fill="none" draw:stroke="solid" svg:stroke-width="0.00709in" svg:stroke-color="#000000" draw:marker-end="a36" svg:stroke-opacity="100%" draw:stroke-linejoin="miter" svg:stroke-linecap="butt"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style:wrap="run-through" style:run-through="foreground" draw:fill="none" draw:stroke="solid" svg:stroke-width="0.00709in" svg:stroke-color="#000000" draw:marker-end="a38"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709in" svg:stroke-color="#000000" draw:marker-end="a14"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709in" svg:stroke-color="#000000" draw:marker-end="a16" svg:stroke-opacity="100%" draw:stroke-linejoin="miter" svg:stroke-linecap="butt" style:horizontal-rel="paragraph" style:vertical-rel="paragraph" style:horizontal-pos="from-left" style:vertical-pos="from-top"/>
    </style:style>
    <style:style style:family="graphic" style:name="a19">
      <style:graphic-properties fo:wrap-option="wrap" fo:padding-top="0in" fo:padding-bottom="1.4in" fo:padding-left="0in" fo:padding-right="0.1in" draw:textarea-vertical-align="middle" draw:textarea-horizontal-align="left" style:wrap="run-through" style:run-through="foreground" draw:fill="solid" draw:fill-color="#ffffff" draw:opacity="77%" draw:stroke="dash" draw:stroke-dash="a18"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0709in" svg:stroke-color="#000000" draw:marker-end="a80" svg:stroke-opacity="100%" draw:stroke-linejoin="miter" svg:stroke-linecap="butt" style:horizontal-rel="paragraph" style:vertical-rel="paragraph" style:horizontal-pos="from-left" style:vertical-pos="from-top"/>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4">
      <style:graphic-properties style:wrap="run-through" style:run-through="foreground" draw:fill="none" draw:stroke="solid" svg:stroke-width="0.00709in" svg:stroke-color="#000000" svg:stroke-opacity="100%" draw:stroke-linejoin="miter" svg:stroke-linecap="butt" style:horizontal-rel="paragraph" style:vertical-rel="paragraph" style:horizontal-pos="from-left" style:vertical-pos="from-top"/>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style:wrap="run-through" style:run-through="foreground" draw:fill="none" draw:stroke="solid" svg:stroke-width="0.00709in" svg:stroke-color="#000000" svg:stroke-opacity="100%" draw:stroke-linejoin="miter" svg:stroke-linecap="butt"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graphic-properties style:wrap="run-through" style:run-through="foreground" draw:fill="none" draw:stroke="solid" svg:stroke-width="0.00709in" svg:stroke-color="#000000" draw:marker-end="a99" svg:stroke-opacity="100%" draw:stroke-linejoin="miter" svg:stroke-linecap="butt" style:horizontal-rel="paragraph" style:vertical-rel="paragraph" style:horizontal-pos="from-left" style:vertical-pos="from-top"/>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style:wrap="run-through" style:run-through="foreground" draw:fill="none" draw:stroke="solid" svg:stroke-width="0.00709in" svg:stroke-color="#000000" svg:stroke-opacity="100%" draw:stroke-linejoin="miter" svg:stroke-linecap="butt" style:horizontal-rel="paragraph" style:vertical-rel="paragraph" style:horizontal-pos="from-left" style:vertical-pos="from-top"/>
    </style:style>
    <style:style style:family="graphic" style:name="a10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style:wrap="run-through" style:run-through="foreground" draw:fill="none" draw:stroke="solid" svg:stroke-width="0.00709in" svg:stroke-color="#000000" svg:stroke-opacity="100%" draw:stroke-linejoin="miter" svg:stroke-linecap="butt" style:horizontal-rel="paragraph" style:vertical-rel="paragraph" style:horizontal-pos="from-left" style:vertical-pos="from-top"/>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style:wrap="run-through" style:run-through="foreground" draw:fill="none" draw:stroke="solid" svg:stroke-width="0.00709in" svg:stroke-color="#000000" draw:marker-end="a64" svg:stroke-opacity="100%" draw:stroke-linejoin="miter" svg:stroke-linecap="butt" style:horizontal-rel="paragraph"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fo:wrap-option="wrap" fo:padding-top="0in" fo:padding-bottom="1.3in" fo:padding-left="0in" fo:padding-right="0.1in" draw:textarea-vertical-align="middle" draw:textarea-horizontal-align="left" style:wrap="run-through" style:run-through="foreground" draw:fill="solid" draw:fill-color="#ffffff" draw:opacity="77%" draw:stroke="dash" draw:stroke-dash="a66"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fo:wrap-option="wrap" fo:padding-top="0in" fo:padding-bottom="1.4in" fo:padding-left="0in" fo:padding-right="0.1in" draw:textarea-vertical-align="middle" draw:textarea-horizontal-align="left" style:wrap="run-through" style:run-through="foreground" draw:fill="solid" draw:fill-color="#ffffff" draw:opacity="77%" draw:stroke="dash" draw:stroke-dash="a68"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0709in" svg:stroke-color="#000000" draw:marker-end="a43" svg:stroke-opacity="100%" draw:stroke-linejoin="miter" svg:stroke-linecap="butt" style:horizontal-rel="paragraph" style:vertical-rel="paragraph" style:horizontal-pos="from-left" style:vertical-pos="from-top"/>
    </style:style>
    <style:style style:family="graphic" style:name="a45">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wrap" fo:padding-top="0in" fo:padding-bottom="1.3in" fo:padding-left="0in" fo:padding-right="0.1in" draw:textarea-vertical-align="middle" draw:textarea-horizontal-align="left" style:wrap="run-through" style:run-through="foreground" draw:fill="solid" draw:fill-color="#ffffff" draw:opacity="77%" draw:stroke="dash" draw:stroke-dash="a20"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foreground" draw:fill="none" draw:stroke="solid" svg:stroke-width="0.00709in" svg:stroke-color="#000000" draw:marker-end="a48"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709in" svg:stroke-color="#000000" draw:marker-end="a24"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0709in" svg:stroke-color="#000000" draw:marker-end="a26" svg:stroke-opacity="100%" draw:stroke-linejoin="miter" svg:stroke-linecap="butt" style:horizontal-rel="paragraph" style:vertical-rel="paragraph" style:horizontal-pos="from-left" style:vertical-pos="from-top"/>
    </style:style>
    <style:style style:family="graphic" style:name="a3">
      <style:graphic-properties style:vertical-pos="middle"/>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vertical-pos="middle"/>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90">
      <style:graphic-properties style:wrap="run-through" style:run-through="foreground" draw:fill="none" draw:stroke="solid" svg:stroke-width="0.00709in" svg:stroke-color="#000000" draw:marker-end="a89" svg:stroke-opacity="100%" draw:stroke-linejoin="miter" svg:stroke-linecap="butt" style:horizontal-rel="paragraph" style:vertical-rel="paragraph" style:horizontal-pos="from-left" style:vertical-pos="from-top"/>
    </style:style>
    <style:style style:family="graphic" style:name="a92">
      <style:graphic-properties style:wrap="run-through" style:run-through="foreground" draw:fill="none" draw:stroke="solid" svg:stroke-width="0.00709in" svg:stroke-color="#000000" draw:marker-end="a91" svg:stroke-opacity="100%" draw:stroke-linejoin="miter" svg:stroke-linecap="butt" style:horizontal-rel="paragraph" style:vertical-rel="paragraph" style:horizontal-pos="from-left" style:vertical-pos="from-top"/>
    </style:style>
  </office:automatic-styles>
  <office:body>
    <office:text text:use-soft-page-breaks="true">
      <text:p text:style-name="P1"><draw:frame draw:z-index="26" draw:id="id1" draw:style-name="a1" draw:name="Frame2" text:anchor-type="paragraph" svg:x="0.59847in" svg:y="0.43466in" svg:width="5.475in" svg:height="0.55625in" style:rel-width="scale" style:rel-height="scale"><draw:text-box><text:p text:style-name="Authors"><text:span text:style-name="T5"><text:s/>IEEE</text:span>, Second B. Author, Jr., and Third C. Author,<text:s/><text:span text:style-name="MemberType">Member, IEEEs</text:span></text:p></draw:text-box><svg:title/><svg:desc/></draw:frame><draw:frame draw:z-index="25" draw:id="id2" draw:style-name="a2" draw:name="Frame1" text:anchor-type="paragraph" svg:x="0.47717in" svg:y="0in" svg:width="6.12431in" svg:height="0.38264in" style:rel-width="scale" style:rel-height="scale"><draw:text-box><text:p text:style-name="Title">Robust Image Hashing Using AutoEncoders</text:p></draw:text-box><svg:title/><svg:desc/></draw:frame><text:span text:style-name="T6">Abstract</text:span>--<text:s/><text:span text:style-name="T7">Hashing techniques based on learning comprise of mapping<text:s/></text:span><text:span text:style-name="T8">high-dimensional input-data (images in this case ) into hash-codes while maintaining their semantic similarities .This means that images having similar content should have similar hash-codes. In this paper we use a convolutional stacked  denoising autoenco</text:span><text:span text:style-name="T9">der for producing hash-codes that would be robust against the following-attacks viz. Brightness ,compression ,contrast, gamma, Gaussian,rotation,salt and pepper, scaling ,speckle and watermark. A L2 regularization constraint is applied to the middle layer<text:s/></text:span><text:span text:style-name="T10">of the network – the one containing the hash codes. To demonstrate the effectiveness of the model we evaluate the correlation between <text:s/>hash-codes of semantically similar images . Tampering localization is then done by comparing the decoder outputs of the t</text:span><text:span text:style-name="T11">ampered image and the decoder output of the hash of the original image . We evaluate the localization ability of the model by computing the f1 scores between the predicted region and the original tampered region. <text:s/></text:span></text:p>
      <text:p text:style-name="P12"><text:line-break/></text:p>
      <text:p text:style-name="Standard"/>
      <text:p text:style-name="IndexTerms"><text:span text:style-name="T13">Index Terms—</text:span>learning based hashing, convolutional stacked denoising autoencoder,L2 <text:s/>regularization constraint, tampering , correlation ,f1 score.</text:p>
      <text:h text:style-name="Heading1" text:outline-level="1"><text:s text:c="9"/>1.Introduction</text:h>
      <text:p text:style-name="P14"><text:bookmark-start text:name="PointTmp"/><text:bookmark-end text:name="PointTmp"/>With the development of sophisticated image editing tools it has become very easy to tamper or forge image contents . These<text:s/>tools enable operations like adding or removing contents in an image. Tampering detection thus becomes very important for determining image authenticity. This issue is neatly addressed by perceptual <text:s/>image hashing techniques. These methods comprise of extracting salient features from an image and using those features to compute a hash . Conventional hashing algorithms like MD5[*] or SHA-256[*] produce hash codes that are extremely sensitive to the data . Any bit changes result in drastically different hash<text:s/>codes. This behavior proves to be deleterious as digital images undergo <text:s text:c="2"/>changes like compression,enhancement <text:s/>all the time. The goal of perceptual hash algorithms is to produce hash codes that <text:s/>take into account only the changes in visual domain and produce hash codes with high degree of correlation for images <text:s/>undergoing these changes . <text:s text:c="3"/>The effectiveness of a perceptual hash can be measured by its robustness against different content preserving operations and its sensitivity to malicious content removing or adding operations.</text:p>
      <text:p text:style-name="P15"/>
      <text:p text:style-name="P16">Depending on the method , hashing algorithms can be classified into two categories <text:s/>viz. Locality Sensitive Hashing(LSH) and Learning to Hash(L2H). LSH uses functions independent of the data given ,to produce hash codes while L2H<text:s/>algorithms learn hashing functions by relying on the input data. LSH suffers scalability issues and hence is not suitable for applications like nearest neighbor search. Moreover LSH is not guaranteed to maintain semantic similarity which we need for our application.</text:p>
      <text:p text:style-name="P17"/>
      <text:p text:style-name="P18">In order to overcome these drawbacks ,learning to hash algorithms have been proposed. L2H algorithms use the input data to map semantically similar images into hash codes having high degree of correlation. These algorithms are scalable and maintain semantic relationship between the input images.</text:p>
      <text:p text:style-name="P19"/>
      <text:p text:style-name="P20">AutoEncoders stand out as good candidates for unsupervised learning of custom image hash functions due to their ability to learn the salient features from unlabeled data. Most of these are fully-connected feedforward networks with a regularization applied to the code layer which enable the model to learn the data manifolds instead of learning to simply copy input to the output. Convolutional networks have shown immense promise in applications having image inputs .This motivated us to use a convolutional stacked autoencoder to address the problem of creating a perceptual image hash that would be robust against enhancement and compression changes in the image while being sensitive to the content removing operations in the image.</text:p>
      <text:p text:style-name="P21"/>
      <text:p text:style-name="P22">The convolutional autoencoder used in this paper is a feedforward neural net that is trained to hierarchically map input images into the latent space having 1024 dimensions and mapping the same back to the dimensions of the input<text:s/>image . We rely on the ability of the autoencoder to learn the underlying features of the dataset without the need for labeled data.L2 regularization is applied to the hash code layer to help the model to better generalize the training dataset and to prevent the model from learning a identity function. The chosen L2 regularization has two effects on the network. Firstly it removes irrelevant components from the hash code by choosing the smallest combination that solves the learning problem .Secondly ,it suppresses the effects of static noise on targets making the model generalize better. Tampering detection is done by comparing the correlation between hash-code of the original image to the hash-code of the tampered image with a typical threshold set to 0.98<text:s/>. Both of these hash codes are generated by our model .Any image having correlation less than the threshold is considered to be tampered. The decoder part of our model then compares the decoder outputs generated from the respective hash codes to generate the probable tampered region in the image if any. <text:s/>Tampering localization is one of the key contributions of this paper.</text:p>
      <text:p text:style-name="P23"/>
      <text:p text:style-name="P24">We evaluate the robustness of the hash-codes so produced by computing the true-positive-rate and false-positive-rate for different content preserving operations on the image. The localization ability of our model is evaluated by computing the f1 scores between raw difference of the original and the tampered image , and the raw difference of the decoder outputs of the original image and the tampered image. Experimental results suggest our model’s competitiveness with the state-of-the-art approaches.</text:p>
      <text:p text:style-name="P25"/>
      <text:p text:style-name="P26">The rest of the paper is as follows: Section 2 reviews the related works, Section 3 presents the method used and the model<text:s/><text:soft-page-break/>architecture and our approach and implementation details, Section 4 presents the experimental results on out model and Section 5 concludes this paper.</text:p>
      <text:p text:style-name="P27"/>
      <text:p text:style-name="P28"/>
      <text:p text:style-name="P29"/>
      <text:p text:style-name="P30"><text:tab/><text:tab/><text:tab/><text:tab/><text:tab/><text:tab/><text:tab/><text:tab/>2. RELATED WORK</text:p>
      <text:p text:style-name="P31">The first known work on image hashing was published by Schneider and Chang[3] at the 3<text:span text:style-name="T32">rd</text:span><text:s/>ICIP(International Conference <text:s/>of Image Processing <text:s/>). This was followed by the seminal work of R. Venkatesan et al.[4] in a paper titled ‘Robust Image Hashing’ which was published on the 7<text:span text:style-name="T33">th</text:span><text:s/>ICIP. These pioneering works are based on the idea of Locality Sensitive<text:s/>Hashing(LSH).</text:p>
      <text:p text:style-name="P34"/>
      <text:p text:style-name="P35">Contrary to LSH, learning based hashing <text:s text:c="2"/>relies on random projections of input data and takes advantage of modern learning algorithms to find a perceptual image hash. Based on the loss function and the constraint used they can be classified into three categories viz. supervised,semi-super,unsupervised. In supervised learning[5,6,7,8,9,10], maintaining of semantic relationship is given prime importance. This is achieved by forcing the hash distance of similar images to be smaller than a set<text:s/>margin and hash distance of dissimilar images to be larger than the margin. Semi-supervised hashing use both labeled and unlabeled data.</text:p>
      <text:p text:style-name="P36"/>
      <text:p text:style-name="P37">Recent trends in deep learning has motivated many researchers to employ the ability of large neural nets to address the need for perceptual hash. AutoEncoders have been part of the historical landscape for decades <text:s/>.Traditionally ,they are primarily used for feature extraction and feature learning.[1] used a classical encoder to learn the underlying structure of the data<text:s/>followed by a RBM layer to reduce the dimension of the hamming space.[2] designed a new hashing technique based on VAE(Variational autoencoder). These encoders differ from the classical ones in the sense that they assume that the input data is generated by<text:s/>a probability distribution that would be learned by the network.</text:p>
      <text:p text:style-name="P38"/>
      <text:p text:style-name="P39">Some closely related techniques include a stacked what-where autoencoder[5] which is based on convolutional neural networks where the necessity of switches(what-where ) is highlighted .Another one is of [11] where the authors use convolutional autoencoders with aggressive sparsity constraints .Only<text:s/><text:span text:style-name="T40">nb</text:span><text:span text:style-name="T41"><text:s/></text:span>activations of each feature map <text:s/>are kept while the rest is made zero. Another close work is that of <text:s/>[12] .They use ring partitions and NMF(Non-Negative Matrix Factorization) to produce hash codes <text:s/>which are robust against rotation and have good discriminative capability.[13]use a quaternion based image hashing technique that is able tyso detect almost all types of tampering viz. color changing<text:s/>copy move ,splicing etc. First the input data undergoes QFMT(Quarternion Fourier Melin Transform ) to eliminate the influence of geometric distortions. This is then used by a novel quaternion image construction method from which a image feature hash is computed to locate the tampered regions.</text:p>
      <text:p text:style-name="P42"/>
      <text:p text:style-name="P43">Some of aforementioned works focus on making the hash codes robust while the other focus on localizing tampered regions while our objective is to train a single stacked convolutional<text:s/><text:soft-page-break/>denoising autoencoder which would<text:s/>produce hash codes that would be robust against different geometric attacks and would also be able to detect probable tampered regions in an image.</text:p>
      <text:p text:style-name="P44"/>
      <text:p text:style-name="Text"><text:s/></text:p>
      <text:h text:style-name="Heading2" text:outline-level="2">3. MODEL ARCHITECTURE</text:h>
      <text:p text:style-name="P45">We use a model that is based on stacked convolutional autoencoder. Input images are mapped into the latent space using the encoder network which is then reconstructed into the original image by the decoder network. Our encoder network comprises of 5 convolutional autoencoders followed by a fully connected network whose activations are subjected to L2 regularization. This is the layer generating the hash code. Each convolutional autoencoder comprises of conv-relu-batchnorm-maxpooling <text:s/>in the encoder <text:s/>and upsampling-batchnorm-conv in the decoder part. This is illustrated in the fig 1.1.</text:p>
      <text:p text:style-name="P46"/>
      <text:p text:style-name="P47"/>
      <text:p text:style-name="P48"><text:span text:style-name="T49">3.1 Convolutional autoencoder</text:span></text:p>
      <text:p text:style-name="Text">Let us assume that the network has M convolutional layers with a fully connected layer in the middle as the layer producing the hash code. Then the output given by the encoder can be given by <text:s/>x<text:span text:style-name="T50">i</text:span><text:s/><text:span text:style-name="T51">Є <text:s/>R</text:span><text:span text:style-name="T52"><text:s/></text:span><text:span text:style-name="T53">W</text:span><text:span text:style-name="T54">i</text:span><text:span text:style-name="T55"><text:s/>X H</text:span><text:span text:style-name="T56">i</text:span><text:span text:style-name="T57"><text:s/>X C</text:span><text:span text:style-name="T58">i <text:s text:c="5"/></text:span>where<text:span text:style-name="T59"><text:s text:c="2"/></text:span><text:span text:style-name="T60">I denotes the i</text:span><text:span text:style-name="T61">th</text:span><text:span text:style-name="T62"><text:s/>level of the encoder network. <text:s/>Here W and H denote the width and height of the image and C denotes the number of channels .In the decoder part the reconstructed<text:s/></text:span><text:span text:style-name="T63">y</text:span><text:span text:style-name="T64">i<text:s/></text:span><text:span text:style-name="T65"><text:s/></text:span><text:span text:style-name="T66">Є <text:s/>R</text:span><text:span text:style-name="T67"><text:s/></text:span><text:span text:style-name="T68">W</text:span><text:span text:style-name="T69">i</text:span><text:span text:style-name="T70"><text:s/>X H</text:span><text:span text:style-name="T71">i</text:span><text:span text:style-name="T72"><text:s/>X C</text:span><text:span text:style-name="T73">i<text:s/></text:span><text:s/>denote the i<text:span text:style-name="T74">th</text:span><text:s/>level of the decoder.<text:span text:style-name="T75"><text:s/></text:span><text:s/>The input and the output images are denoted by<text:s/><text:span text:style-name="T76">x</text:span><text:span text:style-name="T77">0</text:span><text:span text:style-name="T78"><text:s/></text:span><text:s/>and<text:s/><text:span text:style-name="T79">y</text:span><text:span text:style-name="T80">0</text:span><text:span text:style-name="T81"><text:s/></text:span>. The activations of the K<text:span text:style-name="T82">th <text:s/></text:span>layer are given by <text:s/><text:span text:style-name="T83">max-pool</text:span>(<text:span text:style-name="T84">Ω(X</text:span><text:span text:style-name="T85">k-1</text:span><text:span text:style-name="T86">*W+b))<text:s/></text:span>in the encoder and (<text:span text:style-name="T87">upsample</text:span>(<text:span text:style-name="T88">Y</text:span><text:span text:style-name="T89">k-1</text:span>)*W’+b’) in the decoder part. Here upsampling refers to the bilinear interpolation done to the image after which convolution is done in decoder part . (W,b) and (W’,b’) refer to the weights and biases of the convolution layer in the encoder and the decoder network respectively. The activation function used in our case is ReLu[15](rectified linear unit).This is used everywhere in the middle of the network except in the fully connected middle layer where the sigmoid activation function is used. The max-pool refers to the max pooling operation with a stride of 2. The parameters of the model are learned by using <text:s/>adagrad optimizer. <text:s/>The model learns by minimizing the Mean Squared Error <text:s/>between the input<text:s/><text:span text:style-name="T90">x</text:span><text:span text:style-name="T91">0</text:span><text:span text:style-name="T92"><text:s/></text:span><text:s/>and the<text:s/><text:span text:style-name="T93">y</text:span><text:span text:style-name="T94">0</text:span><text:s text:c="2"/>:</text:p>
      <text:p text:style-name="P95"/>
      <text:p text:style-name="Text"/>
      <text:p text:style-name="Text">minimize<text:s/><draw:frame draw:style-name="a3" text:anchor-type="as-char" svg:x="0in" svg:y="0in" svg:width="0.10417in" svg:height="0.16667in" style:rel-width="scale" style:rel-height="scale"><draw:object xlink:href="Object 1/" xlink:type="simple" xlink:show="embed" xlink:actuate="onLoad"/></draw:frame><text:span text:style-name="T96">=</text:span><draw:frame draw:style-name="a4" text:anchor-type="as-char" svg:x="0in" svg:y="0in" svg:width="1.16667in" svg:height="0.48958in" style:rel-width="scale" style:rel-height="scale"><draw:object xlink:href="Object 2/" xlink:type="simple" xlink:show="embed" xlink:actuate="onLoad"/></draw:frame><text:span text:style-name="T97"><text:s text:c="32"/></text:span><text:span text:style-name="T98">(1 )</text:span></text:p>
      <text:p text:style-name="Text"><text:span text:style-name="T99"><text:tab/></text:span><text:span text:style-name="T100">W,b</text:span></text:p>
      <text:p text:style-name="P101"/>
      <text:p text:style-name="P102">where N is the total number of samples in the dataset.</text:p>
      <text:p text:style-name="P103">3.2 Fully Connected Autoencoder</text:p>
      <text:p text:style-name="P104"><text:tab/>A<text:s/>fully connected autoencoder is put between the encoder and the decoder network to further reduce the dimensions of the hash code. It comprises of 3 fully connected layers. The hidden layer gives us the code used to represent the images. We experiment both<text:s/>on a fully stacked convolutional autoencoder and also on a stacked+fully connected one as described above. In practice the fully convolutional encoder is much easier to train and optimize. It is also less susceptible to overfitting due to weight sharing in<text:s/>the convolutional layers. Both , fully convolutional and convolutional+fully connected</text:p>
      <text:p text:style-name="P105">layers are trained using the same MSE loss eqn[1] as shown<text:s/><text:soft-page-break/>above.</text:p>
      <text:p text:style-name="P106"/>
      <text:p text:style-name="P107"/>
      <text:p text:style-name="P108"/>
      <text:p text:style-name="P109"/>
      <text:p text:style-name="P110"/>
      <text:p text:style-name="P111"><text:span text:style-name="T112">3.3 Approach</text:span></text:p>
      <text:p text:style-name="P113"><text:tab/>The convolutional layer is trained on input images having dimensions of (128, 128,<text:s/>3). The model is trained on the USC-SIPI dataset . The model is trained on 40000 input images .Noisy images are given to the model as input and the corresponding denoised images are given as output to train the model. The noisy images in this context refer<text:s/>to <text:s/>the original images which have undergone any one of the following operations viz. changes in brightness, contrast,gamma correction, adding of Gaussian ,salt and pepper and <text:s/>speckle noise ,image scaling,rotation and compression. <text:s/>The input images are passed through 5 convolutional units which make the encoder network . <text:s/>Each of these convolutional units comprise of a convolutional layer having 16 filters followed by a batch-normalization layer which is then followed by a max-pooling layer having filter<text:s/>size of (3,3) and stride of 2. This is the entire encoder network.</text:p>
      <text:p text:style-name="P114"/>
      <text:p text:style-name="P115">This is passed to a fully connected autoencoder which generates the hash code of (1, 1024) dimensions. The activations of the middle layer of this fully connected autoencoder is subjected<text:s/>to l2 regularization. This is then passed to a decoder network which attempts to reconstruct the image. The decoder has 5 convolutional units each of which comprise of a upsampling layer (bilinear-interpolation) followed by a batch-normalization layer which is followed by a convolutional layer. Each of these units use ReLu[*] as a activation function. <text:s/>The model finally learns by optimizing the following eqn:</text:p>
      <text:p text:style-name="P116"/>
      <text:p text:style-name="P117"/>
      <text:p text:style-name="Text"><text:span text:style-name="T118">minimize<text:s/></text:span><draw:frame draw:style-name="a5" text:anchor-type="as-char" svg:x="0in" svg:y="0in" svg:width="0.10417in" svg:height="0.16667in" style:rel-width="scale" style:rel-height="scale"><draw:object xlink:href="Object 3/" xlink:type="simple" xlink:show="embed" xlink:actuate="onLoad"/></draw:frame><text:span text:style-name="T119">=</text:span><draw:frame draw:style-name="a6" text:anchor-type="as-char" svg:x="0in" svg:y="0in" svg:width="2.03125in" svg:height="0.48958in" style:rel-width="scale" style:rel-height="scale"><draw:object xlink:href="Object 4/" xlink:type="simple" xlink:show="embed" xlink:actuate="onLoad"/></draw:frame><text:span text:style-name="T120"><text:s text:c="9"/></text:span><text:span text:style-name="T121">(2)</text:span><text:span text:style-name="T122"><text:s text:c="3"/></text:span><text:span text:style-name="T123"><text:s text:c="25"/></text:span></text:p>
      <text:p text:style-name="Text"><text:span text:style-name="T124"><text:tab/></text:span><text:span text:style-name="T125">W,b</text:span></text:p>
      <text:p text:style-name="P126">Where<text:s/><draw:frame draw:style-name="a7" text:anchor-type="as-char" svg:x="0in" svg:y="0in" svg:width="0.08333in" svg:height="0.16667in" style:rel-width="scale" style:rel-height="scale"><draw:object xlink:href="Object 5/" xlink:type="simple" xlink:show="embed" xlink:actuate="onLoad"/></draw:frame>is the the regularization coefficient and<text:s/><draw:frame draw:style-name="a8" text:anchor-type="as-char" svg:x="0in" svg:y="0in" svg:width="0.35417in" svg:height="0.1875in" style:rel-width="scale" style:rel-height="scale"><draw:object xlink:href="Object 6/" xlink:type="simple" xlink:show="embed" xlink:actuate="onLoad"/></draw:frame>is the squared L2 norm of<text:s/><draw:frame draw:style-name="a9" text:anchor-type="as-char" svg:x="0in" svg:y="0in" svg:width="0.125in" svg:height="0.1875in" style:rel-width="scale" style:rel-height="scale"><draw:object xlink:href="Object 7/" xlink:type="simple" xlink:show="embed" xlink:actuate="onLoad"/></draw:frame>which are the activations of the hash code layer for the jth image. For our experiments we take the hash code layer to have 1024 dimensions.</text:p>
      <text:p text:style-name="P127"/>
      <text:p text:style-name="P128">3.4 Implementation Details</text:p>
      <text:p text:style-name="P129"><text:tab/>We used the keras library with tensorflow backend to<text:s/>implement the model. <text:s/>The model is trained using the online google-colab deep learning platform and uses Tesla K80GPU for training. Each of the weights of the convolutional layer are taken from a glorot-uniform distribution which is the default setting for<text:s/>keras. The bias for each of these layers are set to 0.</text:p>
      <text:p text:style-name="P130">We train the model for input images having dimensions (512 x 512 x 3) and for (128 x 128 x 3) . <text:s/>Convergence time is higher and accuracy and loss curves appear to be oscillatory for the model trained<text:s/>on 512 x 512 x3 image input while the corresponding curves appear to be relatively smooth for the one trained on 128 x 128 x 3 input. We use adagrad for optimization of eqn[2].</text:p>
      <text:p text:style-name="P131"/>
      <text:p text:style-name="P132">The aforementioned dataset comprises of following <text:s/>viz. ‘scenery_bmp’,’animals’,’aerials’,’indonesia’,’japan’,’italy’,’o<text:soft-page-break/>perations_italy’,’operations_animals’,’operations_indonesia’,’operations_scenery’. The folders having the name ‘operations’ as their prefix contain the results of the different content preserving operations done on<text:s/>the original image. For ex-’animals’ folder comprises of the original images while the <text:s/>‘operations-animals’ <text:s/>folder contain the noisy images produced by the different content preserving operations for each image in the ‘animals folder’. The first three ‘<text:s/>animals ’ <text:s text:c="4"/>,’scenery_bmp’ and ‘ aerials’ and their corresponding ‘operations_’ folders are used for training the model while the rest of the dataset is used for testing the robustness of the model. <text:s/>The model is tested on 18334 images from ‘operations_italy’, ‘operations_japan’, ‘operations_indoensia ’.</text:p>
      <text:p text:style-name="P133"/>
      <text:p text:style-name="P134">The robustness of the hash codes produced are tested on the basis of the two metrics ‘True-Positive-Rate’ (TPR) and ‘False-Positive Rate’ (FPR) scores which are defined below.</text:p>
      <text:p text:style-name="P135">We take the TPR and FPR<text:s/>scores for different operations on the image for the three ‘operations-folder’ ie. ’indonesia ’,’italy’ and japan. A typical value of 0.98 is taken as the threshold for hash-correlation.</text:p>
      <text:p text:style-name="P136"/>
      <text:p text:style-name="P137">During the testing phase both the original image and the noisy image<text:s/>is passed through the model which produces their respective hash-codes. If the correlation between the hash-codes is less than that of the threshold, the noisy image is classified as being ‘false-positive’ otherwise <text:s text:c="2"/>‘true-positive’.</text:p>
      <text:p text:style-name="P138">This process is repeated for all the images and for all the aforementioned operations and is shown in table 1.</text:p>
      <text:p text:style-name="P139"/>
      <text:p text:style-name="P140">The model is then tested for its’ tampering localization ability. We use a <text:s/>custom made dataset ‘tamper_dataset’ <text:s/>comprising of the following ‘large tampered’, ‘medium tampered ’,’small tampered’ folders .Each of these folders contain two ‘sub-folders’ viz ‘original_cv’ <text:s/>and ‘tampered_cv’ .’original_cv’ comprises of the original images while ‘tampered_cv’ comprises of the corresponding tampered images. The images in<text:s/>the ‘tampered_cv’ of ‘large tampered’ folder comprise of tampered images which have undergone high degree of tampering eg. content addition/deletion operations. The tampered images in the ‘medium tampered’ and ‘small tampered’ have undergone relatively small degree of tampering.</text:p>
      <text:p text:style-name="P141"/>
      <text:p text:style-name="P142">During tampering-localization test, the model receives the tampered image and the hash code of the original image as the input . This hash-code was generated when the corresponding original image was put in through the encoder network of the model. <text:s/>The tampered image is passed through the encoder and then, the decoder network to give the reconstructed tampered image<text:s/><text:span text:style-name="T143">ń</text:span><text:span text:style-name="T144">1</text:span><text:s/>.The hash code of the original image <text:s/>is passed through the decoder to produce<text:s/><text:span text:style-name="T145">ń</text:span><text:span text:style-name="T146">2</text:span><text:span text:style-name="T147"><text:s/></text:span><text:span text:style-name="T148">.</text:span><text:span text:style-name="T149"><text:s/></text:span>Then the tampered region is :</text:p>
      <text:p text:style-name="P150"/>
      <text:p text:style-name="Text">R(s) = {(i,j) <text:s/>such that <text:s/>|<text:s/><text:span text:style-name="T151">ń</text:span><text:span text:style-name="T152">1<text:s/></text:span>(i , j) -<text:s/><text:span text:style-name="T153">ń</text:span><text:span text:style-name="T154">2</text:span><text:s/>(i , j)| &lt;0.5} <text:s text:c="13"/>(3)</text:p>
      <text:p text:style-name="P155"/>
      <text:p text:style-name="P156"/>
      <text:p text:style-name="P157">The predicted tampered region R is compared with the actual tampered region T using the f1 score:</text:p>
      <text:p text:style-name="P158"><text:tab/>f1(R,T) =<text:s/><draw:frame draw:style-name="a10" text:anchor-type="as-char" svg:x="0in" svg:y="0in" svg:width="0.53125in" svg:height="0.34375in" style:rel-width="scale" style:rel-height="scale"><draw:object xlink:href="Object 8/" xlink:type="simple" xlink:show="embed" xlink:actuate="onLoad"/></draw:frame><text:s text:c="48"/>(4) <text:s text:c="16"/><text:s text:c="45"/></text:p>
      <text:p text:style-name="P159"><text:s/></text:p>
      <text:p text:style-name="P160"/>
      <text:soft-page-break/>
      <text:p text:style-name="P161">Here<text:s/><draw:frame draw:style-name="a11" text:anchor-type="as-char" svg:x="0in" svg:y="0in" svg:width="0.53125in" svg:height="0.16667in" style:rel-width="scale" style:rel-height="scale"><draw:object xlink:href="Object 9/" xlink:type="simple" xlink:show="embed" xlink:actuate="onLoad"/></draw:frame>refers to the total number of tampered pixels that are detected by the model and n(T) refers to the total number of tampered pixels in the image. T is the set containing the indexes of all the tampered<text:s/>pixels corresponding to that image.</text:p>
      <text:p text:style-name="P162"/>
      <text:p text:style-name="P163">The entire process can be summed up in the following flowchart.</text:p>
      <text:p text:style-name="P164"/>
      <text:p text:style-name="P165"><draw:custom-shape svg:x="0.17362in" svg:y="0.15551in" svg:width="0.61528in" svg:height="0.38264in" draw:z-index="30" draw:id="id3" draw:style-name="a12" draw:name="Flowchart: Process 8" text:anchor-type="paragraph"><svg:title/><svg:desc/><text:p text:style-name="P166"><text:span text:style-name="T167">Original Image</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2.10905in" svg:y="0.02441in" svg:width="0.71875in" svg:height="0.39306in" draw:z-index="31" draw:id="id4" draw:style-name="a13" draw:name="Flowchart: Process 9" text:anchor-type="paragraph"><svg:title/><svg:desc/><text:p text:style-name="Normal"><text:span text:style-name="T168">Tampered Image</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169"/>
      <text:p text:style-name="P170"><draw:connector draw:type="line" svg:x1="0.46732in" svg:y1="0.05827in" svg:x2="0.46732in" svg:y2="0.37355in" draw:z-index="45" draw:id="id5" draw:style-name="a15" draw:name="Straight Arrow Connector 44" text:anchor-type="paragraph"><svg:title/><svg:desc/></draw:connector><draw:connector draw:type="line" svg:x1="2.47638in" svg:y1="0.09094in" svg:x2="2.47638in" svg:y2="0.40691in" draw:z-index="46" draw:id="id6" draw:style-name="a17" draw:name="Straight Arrow Connector 45" text:anchor-type="paragraph"><svg:title/><svg:desc/></draw:connector></text:p>
      <text:p text:style-name="P171"><draw:custom-shape svg:x="-0.31102in" svg:y="0.15354in" svg:width="1.46875in" svg:height="1.56528in" draw:z-index="24" draw:id="id7" draw:style-name="a19" draw:name="Flowchart: Process 15" text:anchor-type="paragraph"><svg:title/><svg:desc/><text:p text:style-name="P172">Model</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173"><draw:custom-shape svg:x="1.7689in" svg:y="0.08543in" svg:width="1.44167in" svg:height="1.5in" draw:z-index="39" draw:id="id8" draw:style-name="a21" draw:name="Flowchart: Process 32" text:anchor-type="paragraph"><svg:title/><svg:desc/><text:p text:style-name="P174">Model</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175"><draw:custom-shape svg:x="2.05354in" svg:y="0.15984in" svg:width="0.70903in" svg:height="0.25903in" draw:z-index="40" draw:id="id9" draw:style-name="a22" draw:name="Flowchart: Process 33" text:anchor-type="paragraph"><svg:title/><svg:desc/><text:p text:style-name="P176"><text:span text:style-name="T177">En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09291in" svg:y="0.09291in" svg:width="0.65278in" svg:height="0.26875in" draw:z-index="27" draw:id="id10" draw:style-name="a23" draw:name="Flowchart: Process 5" text:anchor-type="paragraph"><svg:title/><svg:desc/><text:p text:style-name="P178"><text:span text:style-name="T179">En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180"/>
      <text:p text:style-name="P181"><draw:connector draw:type="line" svg:x1="2.39528in" svg:y1="0.09094in" svg:x2="2.39528in" svg:y2="0.26316in" draw:z-index="43" draw:id="id11" draw:style-name="a25" draw:name="Straight Arrow Connector 37" text:anchor-type="paragraph"><svg:title/><svg:desc/></draw:connector><draw:connector draw:type="line" svg:x1="0.41929in" svg:y1="0.03622in" svg:x2="0.41929in" svg:y2="0.20775in" draw:z-index="37" draw:id="id12" draw:style-name="a27" draw:name="Straight Arrow Connector 21" text:anchor-type="paragraph"><svg:title/><svg:desc/></draw:connector></text:p>
      <text:p text:style-name="P182"><draw:custom-shape svg:x="-0.08071in" svg:y="0.05748in" svg:width="1in" svg:height="0.23889in" draw:z-index="28" draw:id="id13" draw:style-name="a28" draw:name="Flowchart: Process 6" text:anchor-type="paragraph"><svg:title/><svg:desc/><text:p text:style-name="P183"><text:span text:style-name="T184">Hash Code Layer</text:span></text:p><text:p text:style-name="P185"/><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1.9in" svg:y="0.09094in" svg:width="1.19167in" svg:height="0.28681in" draw:z-index="41" draw:id="id14" draw:style-name="a29" draw:name="Flowchart: Process 34" text:anchor-type="paragraph"><svg:title/><svg:desc/><text:p text:style-name="P186"><text:span text:style-name="T187">Hash Code Layer</text:span></text:p><text:p text:style-name="P188"/><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189"><draw:connector draw:type="line" svg:x1="1.60079in" svg:y1="0.06378in" svg:x2="1.60079in" svg:y2="0.87003in" draw:z-index="56" draw:id="id15" draw:style-name="a31" draw:name="Straight Arrow Connector 199" text:anchor-type="paragraph"><svg:title/><svg:desc/></draw:connector><draw:connector draw:type="line" svg:x1="1.28543in" svg:y1="0.06339in" svg:x2="1.28543in" svg:y2="0.86964in" draw:z-index="55" draw:id="id16" draw:style-name="a33" draw:name="Straight Arrow Connector 198" text:anchor-type="paragraph"><svg:title/><svg:desc/></draw:connector><draw:connector draw:type="line" svg:x1="1.30357in" svg:y1="0.05827in" svg:x2="0.8626in" svg:y2="0.05827in" draw:z-index="51" draw:id="id17" draw:style-name="a34" draw:name="Straight Arrow Connector 192" text:anchor-type="paragraph"><svg:title/><svg:desc/></draw:connector><draw:connector draw:type="line" svg:x1="1.59291in" svg:y1="0.05827in" svg:x2="1.93805in" svg:y2="0.05827in" draw:z-index="50" draw:id="id18" draw:style-name="a35" draw:name="Straight Arrow Connector 63" text:anchor-type="paragraph"><svg:title/><svg:desc/></draw:connector><draw:connector draw:type="line" svg:x1="0.41929in" svg:y1="0.14252in" svg:x2="0.41929in" svg:y2="0.42933in" draw:z-index="38" draw:id="id19" draw:style-name="a37" draw:name="Straight Arrow Connector 28" text:anchor-type="paragraph"><svg:title/><svg:desc/></draw:connector></text:p>
      <text:p text:style-name="P190"><draw:connector draw:type="line" svg:x1="2.43543in" svg:y1="0.06378in" svg:x2="2.43543in" svg:y2="0.35128in" draw:z-index="44" draw:id="id20" draw:style-name="a39" draw:name="Straight Arrow Connector 43" text:anchor-type="paragraph"><svg:title/><svg:desc/></draw:connector></text:p>
      <text:p text:style-name="P191"><draw:custom-shape svg:x="-0.00709in" svg:y="0.10709in" svg:width="0.85417in" svg:height="0.23889in" draw:z-index="29" draw:id="id21" draw:style-name="a40" draw:name="Flowchart: Process 7" text:anchor-type="paragraph"><svg:title/><svg:desc/><text:p text:style-name="P192"><text:span text:style-name="T193">De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2.02008in" svg:y="0.14449in" svg:width="0.85417in" svg:height="0.23889in" draw:z-index="42" draw:id="id22" draw:style-name="a41" draw:name="Flowchart: Process 35" text:anchor-type="paragraph"><svg:title/><svg:desc/><text:p text:style-name="P194"><text:span text:style-name="T195">De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196"/>
      <text:p text:style-name="P197"/>
      <text:p text:style-name="P198"><draw:custom-shape svg:x="0.82165in" svg:y="0.02362in" svg:width="1.28542in" svg:height="0.42153in" draw:z-index="32" draw:id="id23" draw:style-name="a42" draw:name="Flowchart: Process 10" text:anchor-type="paragraph"><svg:title/><svg:desc/><text:p text:style-name="P199"><text:span text:style-name="T200">Compute Hash Correlation</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201"/>
      <text:p text:style-name="P202"><draw:connector draw:type="standard" svg:x1="1.32992in" svg:y1="0.08661in" svg:x2="1.32992in" svg:y2="0.29703in" draw:z-index="48" draw:id="id24" draw:style-name="a44" draw:name="Elbow Connector 56" text:anchor-type="paragraph"><svg:title/><svg:desc/></draw:connector></text:p>
      <text:p text:style-name="P203"><draw:custom-shape svg:x="0.50472in" svg:y="0.1563in" svg:width="1.60556in" svg:height="1.08542in" draw:z-index="47" draw:id="id25" draw:style-name="a45" draw:name="Flowchart: Decision 54" text:anchor-type="paragraph"><svg:title/><svg:desc/><text:p text:style-name="P204"><text:span text:style-name="T205">If Hash Correlation &gt; threshold=0.98</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06"/>
      <text:p text:style-name="P207"><draw:custom-shape svg:x="1.91614in" svg:y="0.13071in" svg:width="0.44167in" svg:height="0.28681in" draw:z-index="23" draw:id="id26" draw:style-name="a46" draw:name="Rectangle 58" text:anchor-type="paragraph"><svg:title/><svg:desc/><text:p text:style-name="P208"><text:span text:style-name="T209">Yes</text:span></text:p><draw:enhanced-geometry draw:type="non-primitive" svg:viewBox="0 0 21600 21600" draw:enhanced-path="M 0 0 L 21600 0 21600 21600 0 21600 Z N"/></draw:custom-shape></text:p>
      <text:p text:style-name="P210"><draw:custom-shape svg:x="2.27441in" svg:y="0.00906in" svg:width="0.78681in" svg:height="0.52778in" draw:z-index="33" draw:id="id27" draw:style-name="a47" draw:name="Flowchart: Process 11" text:anchor-type="paragraph"><svg:title/><svg:desc/><text:p text:style-name="Normal"><text:span text:style-name="T211">Classify Image as not tampered</text:span></text:p><text:p text:style-name="Normal"/><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212"><draw:connector draw:type="line" svg:x1="2.08071in" svg:y1="0.0374in" svg:x2="2.28974in" svg:y2="0.0374in" draw:z-index="49" draw:id="id28" draw:style-name="a49" draw:name="Straight Arrow Connector 57" text:anchor-type="paragraph"><svg:title/><svg:desc/></draw:connector></text:p>
      <text:p text:style-name="P213"/>
      <text:p text:style-name="P214"/>
      <text:p text:style-name="P215"><draw:connector draw:type="line" svg:x1="1.29291in" svg:y1="0.11024in" svg:x2="1.29291in" svg:y2="0.39774in" draw:z-index="52" draw:id="id29" draw:style-name="a51" draw:name="Straight Arrow Connector 195" text:anchor-type="paragraph"><svg:title/><svg:desc/></draw:connector><draw:custom-shape svg:x="1.20354in" svg:y="0.08898in" svg:width="0.36528in" svg:height="0.21875in" draw:z-index="22" draw:id="id30" draw:style-name="a52" draw:name="Rectangle 59" text:anchor-type="paragraph"><svg:title/><svg:desc/><text:p text:style-name="Normal"><text:span text:style-name="T216">No</text:span></text:p><draw:enhanced-geometry draw:type="non-primitive" svg:viewBox="0 0 21600 21600" draw:enhanced-path="M 0 0 L 21600 0 21600 21600 0 21600 Z N"/></draw:custom-shape></text:p>
      <text:p text:style-name="P217"/>
      <text:p text:style-name="P218"><draw:custom-shape svg:x="0.78465in" svg:y="0.08071in" svg:width="1.02778in" svg:height="0.42153in" draw:z-index="35" draw:id="id31" draw:style-name="a53" draw:name="Flowchart: Process 13" text:anchor-type="paragraph"><svg:title/><svg:desc/><text:p text:style-name="Normal"><text:span text:style-name="T219">Predict Tampered Regions</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220"/>
      <text:p text:style-name="P221"/>
      <text:p text:style-name="P222"><draw:connector draw:type="line" svg:x1="1.2752in" svg:y1="0.02559in" svg:x2="1.2752in" svg:y2="0.23601in" draw:z-index="53" draw:id="id32" draw:style-name="a55" draw:name="Straight Arrow Connector 196" text:anchor-type="paragraph"><svg:title/><svg:desc/></draw:connector><text:tab/><text:tab/><text:tab/><text:tab/><text:tab/></text:p>
      <text:p text:style-name="P223"><draw:custom-shape svg:x="0.84724in" svg:y="0.08898in" svg:width="0.89306in" svg:height="0.42153in" draw:z-index="34" draw:id="id33" draw:style-name="a56" draw:name="Flowchart: Process 12" text:anchor-type="paragraph"><svg:title/><svg:desc/><text:p text:style-name="Normal"><text:span text:style-name="T224">Classify Image as Tampered</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225"/>
      <text:p text:style-name="P226"/>
      <text:p text:style-name="P227"><draw:custom-shape svg:x="0.93346in" svg:y="0.14803in" svg:width="0.64306in" svg:height="0.42153in" draw:z-index="36" draw:id="id34" draw:style-name="a57" draw:name="Flowchart: Process 14" text:anchor-type="paragraph"><svg:title/><svg:desc/><text:p text:style-name="Normal"><text:span text:style-name="T228">Compute f1 score</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onnector draw:type="line" svg:x1="1.27638in" svg:y1="0.00906in" svg:x2="1.27638in" svg:y2="0.21809in" draw:z-index="54" draw:id="id35" draw:style-name="a59" draw:name="Straight Arrow Connector 197" text:anchor-type="paragraph"><svg:title/><svg:desc/></draw:connector></text:p>
      <text:p text:style-name="P229"/>
      <text:p text:style-name="P230"/>
      <text:p text:style-name="P231"/>
      <text:p text:style-name="P232"/>
      <text:p text:style-name="P233">Fig 3.1 Flowchart<text:s/>for the entire process</text:p>
      <text:p text:style-name="P234"/>
      <text:p text:style-name="P235">4. EXPERIMENTAL RESULTS</text:p>
      <text:p text:style-name="P236">Hereafter, we describe our training procedure, present our results and finally compare our results against classical perceptual hash producing algorithms. We also compare the localization ability of our model by comparing the f1-scores of our model against the state-of-the-art approaches.</text:p>
      <text:p text:style-name="P237"/>
      <text:p text:style-name="P238">4.1 Training:</text:p>
      <text:p text:style-name="P239">The autoencoder is trained in a layer-wise fashion. Here we freeze the weights of all convolutional units <text:s/>except a single one <text:s/>and train the model for 50<text:s/>epochs .This entire process is repeated for all the convolutional units in the both encoder and the decoder network before being fine-tuned as a whole. During<text:s/><text:soft-page-break/>the fine-tuning phase the model is trained for 100 epochs with a mini-batched size of 400 images<text:s/>each of (128, 128, 3). The λ<text:span text:style-name="T240"><text:s/></text:span>coefficient of L2 regularization is kept to 0.01 for the entire</text:p>
      <text:p text:style-name="P241"/>
      <text:p text:style-name="P242">duration of the training. The accuracy and the loss curves for both the (128,128,3) and (512,512,3) model are shown in the fig.</text:p>
      <text:p text:style-name="P243"/>
      <text:p text:style-name="P244">4.2 Hash Robustness Test:</text:p>
      <text:p text:style-name="P245">We test<text:s/>the robustness of the hash-codes produced by the encoder on the ‘operations_indonesia’,’operations_italy’ and ‘operations_japan’ folder of our custom dataset. The true-positive-rate and the false-positive scores are shown in the table 4.1, 4.2, 4.3. The True Positive Rate refers to the fraction of the total testing images which are untampered and are classified to the untampered by our model. Similarly the False Positive Rate refers to the untampered images which are classified to be tampered by our model.<text:s/>In this test the hash-correlation threshold is taken as 0.98.</text:p>
      <text:p text:style-name="P246"/>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Operation</text:p>
          </table:table-cell>
          <table:table-cell table:style-name="TableCell254">
            <text:p text:style-name="P255">True Positive Score</text:p>
          </table:table-cell>
          <table:table-cell table:style-name="TableCell256">
            <text:p text:style-name="P257">False Positive Score</text:p>
          </table:table-cell>
        </table:table-row>
        <table:table-row table:style-name="TableRow258">
          <table:table-cell table:style-name="TableCell259">
            <text:p text:style-name="P260">Brightness</text:p>
          </table:table-cell>
          <table:table-cell table:style-name="TableCell261">
            <text:p text:style-name="P262">0.916</text:p>
          </table:table-cell>
          <table:table-cell table:style-name="TableCell263">
            <text:p text:style-name="P264">0.083</text:p>
          </table:table-cell>
        </table:table-row>
        <table:table-row table:style-name="TableRow265">
          <table:table-cell table:style-name="TableCell266">
            <text:p text:style-name="P267">Compression</text:p>
          </table:table-cell>
          <table:table-cell table:style-name="TableCell268">
            <text:p text:style-name="P269">1.0</text:p>
          </table:table-cell>
          <table:table-cell table:style-name="TableCell270">
            <text:p text:style-name="P271">0</text:p>
          </table:table-cell>
        </table:table-row>
        <table:table-row table:style-name="TableRow272">
          <table:table-cell table:style-name="TableCell273">
            <text:p text:style-name="P274">Contrast</text:p>
          </table:table-cell>
          <table:table-cell table:style-name="TableCell275">
            <text:p text:style-name="P276">NA</text:p>
          </table:table-cell>
          <table:table-cell table:style-name="TableCell277">
            <text:p text:style-name="P278">NA</text:p>
          </table:table-cell>
        </table:table-row>
        <table:table-row table:style-name="TableRow279">
          <table:table-cell table:style-name="TableCell280">
            <text:p text:style-name="P281">Gamma</text:p>
          </table:table-cell>
          <table:table-cell table:style-name="TableCell282">
            <text:p text:style-name="P283">0.875</text:p>
          </table:table-cell>
          <table:table-cell table:style-name="TableCell284">
            <text:p text:style-name="P285">0.125</text:p>
          </table:table-cell>
        </table:table-row>
        <table:table-row table:style-name="TableRow286">
          <table:table-cell table:style-name="TableCell287">
            <text:p text:style-name="P288">Rotation</text:p>
          </table:table-cell>
          <table:table-cell table:style-name="TableCell289">
            <text:p text:style-name="P290">0.177</text:p>
          </table:table-cell>
          <table:table-cell table:style-name="TableCell291">
            <text:p text:style-name="P292">0.823</text:p>
          </table:table-cell>
        </table:table-row>
        <table:table-row table:style-name="TableRow293">
          <table:table-cell table:style-name="TableCell294">
            <text:p text:style-name="P295">Speckle</text:p>
          </table:table-cell>
          <table:table-cell table:style-name="TableCell296">
            <text:p text:style-name="P297">1</text:p>
          </table:table-cell>
          <table:table-cell table:style-name="TableCell298">
            <text:p text:style-name="P299">0</text:p>
          </table:table-cell>
        </table:table-row>
        <table:table-row table:style-name="TableRow300">
          <table:table-cell table:style-name="TableCell301">
            <text:p text:style-name="P302">Watermark</text:p>
          </table:table-cell>
          <table:table-cell table:style-name="TableCell303">
            <text:p text:style-name="P304">0.99</text:p>
          </table:table-cell>
          <table:table-cell table:style-name="TableCell305">
            <text:p text:style-name="P306">0.009</text:p>
          </table:table-cell>
        </table:table-row>
        <table:table-row table:style-name="TableRow307">
          <table:table-cell table:style-name="TableCell308">
            <text:p text:style-name="P309">Gaussian</text:p>
          </table:table-cell>
          <table:table-cell table:style-name="TableCell310">
            <text:p text:style-name="P311">0.993</text:p>
          </table:table-cell>
          <table:table-cell table:style-name="TableCell312">
            <text:p text:style-name="P313">0.006</text:p>
          </table:table-cell>
        </table:table-row>
        <table:table-row table:style-name="TableRow314">
          <table:table-cell table:style-name="TableCell315">
            <text:p text:style-name="P316">Scaling</text:p>
          </table:table-cell>
          <table:table-cell table:style-name="TableCell317">
            <text:p text:style-name="P318">0.99</text:p>
          </table:table-cell>
          <table:table-cell table:style-name="TableCell319">
            <text:p text:style-name="P320">0.009</text:p>
          </table:table-cell>
        </table:table-row>
      </table:table>
      <text:p text:style-name="P321"/>
      <text:p text:style-name="P322">Table 4.1 TPR and FPR scores for ‘operations_indoensia ’</text:p>
      <text:p text:style-name="P323"/>
      <text:p text:style-name="P324"/>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Operation</text:p>
          </table:table-cell>
          <table:table-cell table:style-name="TableCell332">
            <text:p text:style-name="P333">True Positive Score</text:p>
          </table:table-cell>
          <table:table-cell table:style-name="TableCell334">
            <text:p text:style-name="P335">False Positive Score</text:p>
          </table:table-cell>
        </table:table-row>
        <table:table-row table:style-name="TableRow336">
          <table:table-cell table:style-name="TableCell337">
            <text:p text:style-name="P338">Brightness</text:p>
          </table:table-cell>
          <table:table-cell table:style-name="TableCell339">
            <text:p text:style-name="P340">0.863</text:p>
          </table:table-cell>
          <table:table-cell table:style-name="TableCell341">
            <text:p text:style-name="P342">0.136</text:p>
          </table:table-cell>
        </table:table-row>
        <table:table-row table:style-name="TableRow343">
          <table:table-cell table:style-name="TableCell344">
            <text:p text:style-name="P345">Compression</text:p>
          </table:table-cell>
          <table:table-cell table:style-name="TableCell346">
            <text:p text:style-name="P347">1.0</text:p>
          </table:table-cell>
          <table:table-cell table:style-name="TableCell348">
            <text:p text:style-name="P349">0</text:p>
          </table:table-cell>
        </table:table-row>
        <table:table-row table:style-name="TableRow350">
          <table:table-cell table:style-name="TableCell351">
            <text:p text:style-name="P352">Contrast</text:p>
          </table:table-cell>
          <table:table-cell table:style-name="TableCell353">
            <text:p text:style-name="P354">NA</text:p>
          </table:table-cell>
          <table:table-cell table:style-name="TableCell355">
            <text:p text:style-name="P356">NA</text:p>
          </table:table-cell>
        </table:table-row>
        <table:table-row table:style-name="TableRow357">
          <table:table-cell table:style-name="TableCell358">
            <text:p text:style-name="P359">Gamma</text:p>
          </table:table-cell>
          <table:table-cell table:style-name="TableCell360">
            <text:p text:style-name="P361">0.93</text:p>
          </table:table-cell>
          <table:table-cell table:style-name="TableCell362">
            <text:p text:style-name="P363">0.068</text:p>
          </table:table-cell>
        </table:table-row>
        <table:table-row table:style-name="TableRow364">
          <table:table-cell table:style-name="TableCell365">
            <text:p text:style-name="P366">Rotation</text:p>
          </table:table-cell>
          <table:table-cell table:style-name="TableCell367">
            <text:p text:style-name="P368">0.1704</text:p>
          </table:table-cell>
          <table:table-cell table:style-name="TableCell369">
            <text:p text:style-name="P370">0.829</text:p>
          </table:table-cell>
        </table:table-row>
        <table:table-row table:style-name="TableRow371">
          <table:table-cell table:style-name="TableCell372">
            <text:p text:style-name="P373">Speckle</text:p>
          </table:table-cell>
          <table:table-cell table:style-name="TableCell374">
            <text:p text:style-name="P375">1</text:p>
          </table:table-cell>
          <table:table-cell table:style-name="TableCell376">
            <text:p text:style-name="P377">0</text:p>
          </table:table-cell>
        </table:table-row>
        <table:table-row table:style-name="TableRow378">
          <table:table-cell table:style-name="TableCell379">
            <text:p text:style-name="P380">Watermark</text:p>
          </table:table-cell>
          <table:table-cell table:style-name="TableCell381">
            <text:p text:style-name="P382">0.936</text:p>
          </table:table-cell>
          <table:table-cell table:style-name="TableCell383">
            <text:p text:style-name="P384">0.045</text:p>
          </table:table-cell>
        </table:table-row>
        <table:table-row table:style-name="TableRow385">
          <table:table-cell table:style-name="TableCell386">
            <text:p text:style-name="P387">Gaussian</text:p>
          </table:table-cell>
          <table:table-cell table:style-name="TableCell388">
            <text:p text:style-name="P389">1.0</text:p>
          </table:table-cell>
          <table:table-cell table:style-name="TableCell390">
            <text:p text:style-name="P391">0</text:p>
          </table:table-cell>
        </table:table-row>
        <table:table-row table:style-name="TableRow392">
          <table:table-cell table:style-name="TableCell393">
            <text:p text:style-name="P394">Scaling</text:p>
          </table:table-cell>
          <table:table-cell table:style-name="TableCell395">
            <text:p text:style-name="P396">0.954</text:p>
          </table:table-cell>
          <table:table-cell table:style-name="TableCell397">
            <text:p text:style-name="P398">0.0454</text:p>
          </table:table-cell>
        </table:table-row>
      </table:table>
      <text:p text:style-name="P399"/>
      <text:p text:style-name="P400">Table 4.2 TPR and FPR scores for ‘operations_italy ’</text:p>
      <text:p text:style-name="P401"/>
      <text:p text:style-name="P402"/>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Operation</text:p>
          </table:table-cell>
          <table:table-cell table:style-name="TableCell410">
            <text:p text:style-name="P411">True Positive Score</text:p>
          </table:table-cell>
          <table:table-cell table:style-name="TableCell412">
            <text:p text:style-name="P413">False Positive Score</text:p>
          </table:table-cell>
        </table:table-row>
        <table:table-row table:style-name="TableRow414">
          <table:table-cell table:style-name="TableCell415">
            <text:p text:style-name="P416">Brightness</text:p>
          </table:table-cell>
          <table:table-cell table:style-name="TableCell417">
            <text:p text:style-name="P418">0.867</text:p>
          </table:table-cell>
          <table:table-cell table:style-name="TableCell419">
            <text:p text:style-name="P420">0.133</text:p>
          </table:table-cell>
        </table:table-row>
        <table:table-row table:style-name="TableRow421">
          <table:table-cell table:style-name="TableCell422">
            <text:p text:style-name="P423">Compression</text:p>
          </table:table-cell>
          <table:table-cell table:style-name="TableCell424">
            <text:p text:style-name="P425">1.0</text:p>
          </table:table-cell>
          <table:table-cell table:style-name="TableCell426">
            <text:p text:style-name="P427">0.0</text:p>
          </table:table-cell>
        </table:table-row>
        <table:table-row table:style-name="TableRow428">
          <table:table-cell table:style-name="TableCell429">
            <text:p text:style-name="P430">Contrast</text:p>
          </table:table-cell>
          <table:table-cell table:style-name="TableCell431">
            <text:p text:style-name="P432">NA</text:p>
          </table:table-cell>
          <table:table-cell table:style-name="TableCell433">
            <text:p text:style-name="P434">NA</text:p>
          </table:table-cell>
        </table:table-row>
        <table:table-row table:style-name="TableRow435">
          <table:table-cell table:style-name="TableCell436">
            <text:p text:style-name="P437">Gamma</text:p>
          </table:table-cell>
          <table:table-cell table:style-name="TableCell438">
            <text:p text:style-name="P439">0.9</text:p>
          </table:table-cell>
          <table:table-cell table:style-name="TableCell440">
            <text:p text:style-name="P441">0.099</text:p>
          </table:table-cell>
        </table:table-row>
        <table:table-row table:style-name="TableRow442">
          <table:table-cell table:style-name="TableCell443">
            <text:p text:style-name="P444">Rotation</text:p>
          </table:table-cell>
          <table:table-cell table:style-name="TableCell445">
            <text:p text:style-name="P446">NA</text:p>
          </table:table-cell>
          <table:table-cell table:style-name="TableCell447">
            <text:p text:style-name="P448">NA</text:p>
          </table:table-cell>
        </table:table-row>
        <table:table-row table:style-name="TableRow449">
          <table:table-cell table:style-name="TableCell450">
            <text:p text:style-name="P451">Speckle</text:p>
          </table:table-cell>
          <table:table-cell table:style-name="TableCell452">
            <text:p text:style-name="P453">1.0</text:p>
          </table:table-cell>
          <table:table-cell table:style-name="TableCell454">
            <text:p text:style-name="P455">0.0</text:p>
          </table:table-cell>
        </table:table-row>
        <table:table-row table:style-name="TableRow456">
          <table:table-cell table:style-name="TableCell457">
            <text:p text:style-name="P458">Watermark</text:p>
          </table:table-cell>
          <table:table-cell table:style-name="TableCell459">
            <text:p text:style-name="P460">1.0</text:p>
          </table:table-cell>
          <table:table-cell table:style-name="TableCell461">
            <text:p text:style-name="P462">0.0</text:p>
          </table:table-cell>
        </table:table-row>
        <table:table-row table:style-name="TableRow463">
          <table:table-cell table:style-name="TableCell464">
            <text:p text:style-name="P465">Gaussian</text:p>
          </table:table-cell>
          <table:table-cell table:style-name="TableCell466">
            <text:p text:style-name="P467">1.0</text:p>
          </table:table-cell>
          <table:table-cell table:style-name="TableCell468">
            <text:p text:style-name="P469">0.0</text:p>
          </table:table-cell>
        </table:table-row>
        <table:table-row table:style-name="TableRow470">
          <table:table-cell table:style-name="TableCell471">
            <text:p text:style-name="P472">Scaling</text:p>
          </table:table-cell>
          <table:table-cell table:style-name="TableCell473">
            <text:p text:style-name="P474">1.0</text:p>
          </table:table-cell>
          <table:table-cell table:style-name="TableCell475">
            <text:p text:style-name="P476">1.0</text:p>
          </table:table-cell>
        </table:table-row>
      </table:table>
      <text:p text:style-name="P477">Table 4.3 TPR and FPR scores for ‘operations_japan’</text:p>
      <text:p text:style-name="P478"/>
      <text:soft-page-break/>
      <text:p text:style-name="P479">From the table we can say that our model is completely immune to all the operations listed on the table<text:s/>except ‘rotation operations’ on the image which shows a lower value of true positive rate in comparison to all the other operations. The graphs below show the hash correlation for different operations corresponding to the three testing folders.</text:p>
      <text:p text:style-name="P480"/>
      <text:p text:style-name="P481"/>
      <text:p text:style-name="P482"><draw:custom-shape svg:x="2.29921in" svg:y="0.01102in" svg:width="1in" svg:height="0.39306in" draw:z-index="67" draw:id="id36" draw:style-name="a60" draw:name="Flowchart: Process 223" text:anchor-type="paragraph"><svg:title/><svg:desc/><text:p text:style-name="Normal"><text:span text:style-name="T483">Hash Co</text:span><text:span text:style-name="T484">de of the Original Image</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5in" svg:y="0.07441in" svg:width="0.86528in" svg:height="0.39306in" draw:z-index="61" draw:id="id37" draw:style-name="a61" draw:name="Flowchart: Process 202" text:anchor-type="paragraph"><svg:title/><svg:desc/><text:p text:style-name="Normal"><text:span text:style-name="T485">Tampered Image T(i,j)</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onnector draw:type="line" svg:x1="2.65712in" svg:y1="0.11181in" svg:x2="1.72795in" svg:y2="0.15973in" draw:z-index="9" draw:id="id38" draw:style-name="a62" draw:name="Straight Arrow Connector 225" text:anchor-type="paragraph"><svg:title/><svg:desc/></draw:connector><draw:connector draw:type="line" svg:x1="1.72913in" svg:y1="0.12008in" svg:x2="1.72913in" svg:y2="1.37008in" draw:z-index="68" draw:id="id39" draw:style-name="a63" draw:name="Straight Arrow Connector 226" text:anchor-type="paragraph"><svg:title/><svg:desc/></draw:connector></text:p>
      <text:p text:style-name="P486"/>
      <text:p text:style-name="P487"><draw:connector draw:type="line" svg:x1="0.83465in" svg:y1="0.00709in" svg:x2="0.83465in" svg:y2="0.19737in" draw:z-index="66" draw:id="id40" draw:style-name="a65" draw:name="Straight Arrow Connector 222" text:anchor-type="paragraph"><svg:title/><svg:desc/></draw:connector></text:p>
      <text:p text:style-name="P488"><draw:custom-shape svg:x="1.86181in" svg:y="0.04646in" svg:width="1.44167in" svg:height="1.5in" draw:z-index="21" draw:id="id41" draw:style-name="a67" draw:name="Flowchart: Process 206" text:anchor-type="paragraph"><svg:title/><svg:desc/><text:p text:style-name="P489">Model</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03819in" svg:y="0.02559in" svg:width="1.46875in" svg:height="1.56528in" draw:z-index="57" draw:id="id42" draw:style-name="a69" draw:name="Flowchart: Process 205" text:anchor-type="paragraph"><svg:title/><svg:desc/><text:p text:style-name="P490">Model</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491"><draw:custom-shape svg:x="2.2189in" svg:y="0.10157in" svg:width="0.70903in" svg:height="0.25903in" draw:z-index="62" draw:id="id43" draw:style-name="a70" draw:name="Flowchart: Process 207" text:anchor-type="paragraph"><svg:title/><svg:desc/><text:p text:style-name="P492"><text:span text:style-name="T493">En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36457in" svg:y="0.01535in" svg:width="0.65278in" svg:height="0.26875in" draw:z-index="58" draw:id="id44" draw:style-name="a71" draw:name="Flowchart: Process 208" text:anchor-type="paragraph"><svg:title/><svg:desc/><text:p text:style-name="P494"><text:span text:style-name="T495">En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496"><draw:connector draw:type="line" svg:x1="0.72087in" svg:y1="0.10984in" svg:x2="0.72087in" svg:y2="0.28137in" draw:z-index="20" draw:id="id45" draw:style-name="a73" draw:name="Straight Arrow Connector 210" text:anchor-type="paragraph"><svg:title/><svg:desc/></draw:connector></text:p>
      <text:p text:style-name="P497"><draw:custom-shape svg:x="0.12795in" svg:y="0.10551in" svg:width="1.19167in" svg:height="0.28681in" draw:z-index="63" draw:id="id46" draw:style-name="a74" draw:name="Flowchart: Process 212" text:anchor-type="paragraph"><svg:title/><svg:desc/><text:p text:style-name="P498"><text:span text:style-name="T499">Hash Code Layer</text:span></text:p><text:p text:style-name="P500"/><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01"><draw:custom-shape svg:x="2.09016in" svg:y="0.01378in" svg:width="1in" svg:height="0.23889in" draw:z-index="59" draw:id="id47" draw:style-name="a75" draw:name="Flowchart: Process 211" text:anchor-type="paragraph"><svg:title/><svg:desc/><text:p text:style-name="P502"><text:span text:style-name="T503">Hash Code Layer</text:span></text:p><text:p text:style-name="P504"/><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05"><draw:connector draw:type="line" svg:x1="1.72795in" svg:y1="0.05354in" svg:x2="2.11059in" svg:y2="0.05354in" draw:z-index="79" draw:id="id48" draw:style-name="a77" draw:name="Straight Arrow Connector 246" text:anchor-type="paragraph"><svg:title/><svg:desc/></draw:connector><draw:connector draw:type="line" svg:x1="2.53268in" svg:y1="0.13386in" svg:x2="2.53268in" svg:y2="0.42136in" draw:z-index="65" draw:id="id49" draw:style-name="a79" draw:name="Straight Arrow Connector 219" text:anchor-type="paragraph"><svg:title/><svg:desc/></draw:connector><draw:connector draw:type="line" svg:x1="0.74921in" svg:y1="0.03543in" svg:x2="0.74921in" svg:y2="0.32224in" draw:z-index="19" draw:id="id50" draw:style-name="a81" draw:name="Straight Arrow Connector 218" text:anchor-type="paragraph"><svg:title/><svg:desc/></draw:connector></text:p>
      <text:p text:style-name="P506"/>
      <text:p text:style-name="P507"><draw:custom-shape svg:x="2.12165in" svg:y="0.07835in" svg:width="0.85417in" svg:height="0.23889in" draw:z-index="60" draw:id="id51" draw:style-name="a82" draw:name="Flowchart: Process 220" text:anchor-type="paragraph"><svg:title/><svg:desc/><text:p text:style-name="P508"><text:span text:style-name="T509">De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28189in" svg:y="0.03071in" svg:width="0.85417in" svg:height="0.23889in" draw:z-index="64" draw:id="id52" draw:style-name="a83" draw:name="Flowchart: Process 221" text:anchor-type="paragraph"><svg:title/><svg:desc/><text:p text:style-name="P510"><text:span text:style-name="T511">Decoder</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12"/>
      <text:p text:style-name="P513"><draw:connector draw:type="line" svg:x1="0.65781in" svg:y1="0.02087in" svg:x2="0.63976in" svg:y2="0.88545in" draw:z-index="18" draw:id="id53" draw:style-name="a84" draw:name="Straight Arrow Connector 234" text:anchor-type="paragraph"><svg:title/><svg:desc/></draw:connector><draw:connector draw:type="line" svg:x1="2.38883in" svg:y1="0.07205in" svg:x2="2.37008in" svg:y2="0.93733in" draw:z-index="73" draw:id="id54" draw:style-name="a85" draw:name="Straight Arrow Connector 236" text:anchor-type="paragraph"><svg:title/><svg:desc/></draw:connector></text:p>
      <text:p text:style-name="P514"><draw:custom-shape svg:x="1.91929in" svg:y="0.07913in" svg:width="0.51875in" svg:height="0.40278in" draw:z-index="70" draw:id="id55" draw:style-name="a86" draw:name="Flowchart: Process 230" text:anchor-type="paragraph"><svg:title/><svg:desc/><text:p text:style-name="P515"><text:span text:style-name="T516">ń</text:span><text:span text:style-name="T517">2</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18"><draw:custom-shape svg:x="0.71811in" svg:y="0.02992in" svg:width="0.40278in" svg:height="0.27778in" draw:z-index="69" draw:id="id56" draw:style-name="a87" draw:name="Flowchart: Process 229" text:anchor-type="paragraph"><svg:title/><svg:desc/><text:p text:style-name="P519"><text:span text:style-name="T520">ń</text:span><text:span text:style-name="T521">1</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22"><draw:custom-shape svg:x="0.79921in" svg:y="0.00748in" svg:width="1.32639in" svg:height="0.5in" draw:z-index="71" draw:id="id57" draw:style-name="a88" draw:name="Flowchart: Process 233" text:anchor-type="paragraph"><svg:title/><svg:desc/><text:p text:style-name="Normal">Compute |<text:s/><text:span text:style-name="T523">ń</text:span><text:span text:style-name="T524">1<text:s/></text:span>-<text:s/><text:span text:style-name="T525">ń</text:span><text:span text:style-name="T526">2<text:s/></text:span>| = <text:s text:c="3"/>difference-map</text:p><text:p text:style-name="P527"/><text:p text:style-name="P528"/><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29"/>
      <text:p text:style-name="P530"><draw:connector draw:type="line" svg:x1="2.38899in" svg:y1="0.12795in" svg:x2="2.1126in" svg:y2="0.12795in" draw:z-index="74" draw:id="id58" draw:style-name="a90" draw:name="Straight Arrow Connector 237" text:anchor-type="paragraph"><svg:title/><svg:desc/></draw:connector><draw:connector draw:type="line" svg:x1="0.63976in" svg:y1="0.07913in" svg:x2="0.83073in" svg:y2="0.09788in" draw:z-index="72" draw:id="id59" draw:style-name="a92" draw:name="Straight Arrow Connector 235" text:anchor-type="paragraph"><svg:title/><svg:desc/></draw:connector><draw:connector draw:type="line" svg:x1="1.41929in" svg:y1="0.02913in" svg:x2="1.41929in" svg:y2="0.33607in" draw:z-index="7" draw:id="id60" draw:style-name="a94" draw:name="Straight Arrow Connector 240" text:anchor-type="paragraph"><svg:title/><svg:desc/></draw:connector></text:p>
      <text:p text:style-name="P531"/>
      <text:p text:style-name="P532"><draw:custom-shape svg:x="0.62205in" svg:y="0.01024in" svg:width="1.71875in" svg:height="0.61528in" draw:z-index="75" draw:id="id61" draw:style-name="a95" draw:name="Flowchart: Process 239" text:anchor-type="paragraph"><svg:title/><svg:desc/><text:p text:style-name="P533">Set all T<text:s/>(i,j)=0 where difference-map (i,j)&lt;0.05. This is the untampered region.</text:p><text:p text:style-name="P534">()</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35"/>
      <text:p text:style-name="P536"/>
      <text:p text:style-name="P537"/>
      <text:p text:style-name="P538"><draw:connector draw:type="line" svg:x1="1.46654in" svg:y1="0.01535in" svg:x2="1.46654in" svg:y2="0.26535in" draw:z-index="78" draw:id="id62" draw:style-name="a97" draw:name="Straight Arrow Connector 243" text:anchor-type="paragraph"><svg:title/><svg:desc/></draw:connector></text:p>
      <text:p text:style-name="P539"><draw:custom-shape svg:x="0.4374in" svg:y="0.12638in" svg:width="2.51875in" svg:height="1.08542in" draw:z-index="76" draw:id="id63" draw:style-name="a98" draw:name="Flowchart: Process 241" text:anchor-type="paragraph"><svg:title/><svg:desc/><text:p text:style-name="P540">Set all T (i,j)=difference-map (i,j) where 0.05&lt;difference-map (i,j)&lt;0.1.</text:p><text:p text:style-name="P541">This corresponds to a highly probable tampered regio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42"/>
      <text:p text:style-name="P543"/>
      <text:p text:style-name="P544"/>
      <text:p text:style-name="P545"/>
      <text:p text:style-name="P546"><draw:connector draw:type="line" svg:x1="1.53543in" svg:y1="0.13543in" svg:x2="1.53543in" svg:y2="0.56807in" draw:z-index="10" draw:id="id64" draw:style-name="a100" draw:name="Straight Arrow Connector 244" text:anchor-type="paragraph"><svg:title/><svg:desc/></draw:connector></text:p>
      <text:p text:style-name="P547"/>
      <text:p text:style-name="P548"/>
      <text:p text:style-name="P549"><draw:custom-shape svg:x="0.99646in" svg:y="0.10276in" svg:width="1.09514in" svg:height="0.42153in" draw:z-index="77" draw:id="id65" draw:style-name="a101" draw:name="Flowchart: Process 242" text:anchor-type="paragraph"><svg:title/><svg:desc/><text:p text:style-name="P550"><text:span text:style-name="T551">Return T</text:span></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P552"/>
      <text:p text:style-name="P553"/>
      <text:p text:style-name="P554"/>
      <text:p text:style-name="P555"/>
      <text:p text:style-name="P556">Fig 4.1<text:s/>Flowchart for localization test.</text:p>
      <text:p text:style-name="P557"/>
      <text:p text:style-name="P558">4.3 Localization Capability Test:</text:p>
      <text:p text:style-name="P559">The tampering ability is tested on 763 <text:s/>tampered images .These images as already mentioned, are categorized into 3 ‘large-tampered’, ’medium-tampered’, ’small-tampered’ folders, depending<text:s/>on the degree of tampering the image the image has undergone through. There are 365 large-tampered images ,198 medium-tampered images and 200 small-tampered images. The table 4.4 shows the mean f1-score and the standard deviation of the f1-score for each of the three folders .Some samples of the tampering localization test is shown in fig * . Each sample comprise of four images ,the first being the original image ,the second being a tampered version of that original image,the third being the difference between the original image and the tampered image and the fourth is the image depicting the<text:s/><text:soft-page-break/>regions where the model thinks the possible tampering has taken place. The black regions in the fourth image refers to those portions of the tampered image which the model considers to be tampered with a high degree of confidence, while the red regions show those regions which the model considers to be tampered with relatively low degree of confidence. Fig * shows some samples where our model has been successfully able to detect all the tampered regions in a image. Fig * shows some samples where our model fails to detect the tampered regions.</text:p>
      <text:p text:style-name="P560"/>
      <text:p text:style-name="P561"/>
      <text:p text:style-name="P562">4.4 Discernibility Test:</text:p>
      <text:p text:style-name="P563">Here our model is tested for its ability to distinguish between two semantically dissimilar images. We take 200 different images and make combinations of 2 images each thereby making<text:s/><text:span text:style-name="T564">200</text:span>C<text:span text:style-name="T565">2<text:s/></text:span><text:s/>samples. We test the discerning capability of the model by computing the true-positive rate scores and the false-positive-rate scores. The TPR shows the percentage of the<text:s/>total samples which the model classifies to be different. If the hash correlation between the hash-codes produced by the encoder network given the two different images of a sample is greater than 0.98 then the model classifies the two images to be semantically same else different. The corresponding data is shown in table *. The histograms of the hash-correlation of different image samples is shown in fig *.</text:p>
      <text:p text:style-name="P566"/>
      <text:p text:style-name="P567">Fig * shows samples where the original and the tampered image is semantically the same. The difference between the two samples is shown by the third image in each sample. The model predicts the two images to be semantically similar and hence outputs a completely black image as seen from the fourth image in each sample. Thus our model is able to predict<text:s/>similarity between the received images if they are semantically similar even if they have <text:s/>undergone different <text:s/>content preserving operations viz. changes in brightness ,gamma correction, adding of Gaussian noise,salt and pepper noise , rotation operations, scaling ,watermarking and image compression.</text:p>
      <text:p text:style-name="P568"/>
      <text:p text:style-name="P569">4.5 Comparison with existing work</text:p>
      <text:p text:style-name="P570">We compare our approach to some of the existing perceptual image hashing algorithms in table *. As can be seen from the table the hash codes produced by our model are robust<text:s/>against all the operations except rotation. Table * shows true-positive rates for different degrees of rotation . The true-positive rates here refer to the total untampered, rotated images which the model classifies to be same (ie the hash-correlation between the hashes of the original and the rotated image are less than the threshold) .Fig * shows a <text:s/>bar plot of tpr vs rotation-degrees. From the table it can be seen that the hash codes are robust upto * degrees of rotation. <text:s/>Table * compares the f1-scores<text:s/>of our model with other approaches [*]. From the tables <text:s/>it becomes evident that the robustness of the hash codes produced by our approach is competitive with <text:s/>those produced by the state-of-the-art approaches. Moreover as seen from Table * our model has been able to detect tampered regions <text:s/>in a image with a f1-score near those <text:s/>of the state-of-the-art algorithms. Despite the fact that we are not using any previously annotated data during training , our model performance is better or comparable to the other conventional perceptual hashing algorithms. <text:s/></text:p>
      <text:p text:style-name="P571"/>
      <text:p text:style-name="P572"/>
      <text:p text:style-name="P573"/>
      <text:p text:style-name="P574"><text:s text:c="2"/><text:tab/><text:tab/><text:tab/><text:tab/><text:tab/><text:tab/><text:tab/><text:tab/><text:tab/><text:span text:style-name="T575">5 CONCLUSIONS</text:span></text:p>
      <text:p text:style-name="P576">In this paper we proposed a stacked convolutional denoising autoencoder with a L2 regularization in the hash code layer to produce hash codes that would not<text:s/>only be<text:s/>robust against<text:s/>the enhancement and geometric attacks but would also be robust against image compression, addition of<text:s/>Gaussian, speckle<text:s/>noise, scaling, watermarking<text:s/>etc. The convolutional units help us to learn high-level semantic information from the data manifolds. The<text:s/>added L2 regularization, relu and batch-norm layers perturb the network from memorizing the data directly, thereby forcing the network to learn the underlying structure in the data. After training only for 100<text:s/>epochs, our<text:s/>model shows a competitive performance with those of the state of the art approaches in both the hash-robustness test and tampering localization test. Our future work will involve pre-training the weight matrices of the<text:s/>network with<text:s/>a<text:s/>RBM (Restricted Boltzmann Machines)* to achieve faster convergence and lower MSE losses and adding a binary relaxation term to the loss function<text:s/>to make<text:s/>the hash codes sparse.</text:p>
      <text:p text:style-name="P577"/>
      <text:p text:style-name="P578"/>
      <text:p text:style-name="P579"/>
      <text:p text:style-name="P580"/>
      <text:p text:style-name="P581"/>
      <text:h text:style-name="Heading2" text:outline-level="2"><text:s/></text:h>
      <text:h text:style-name="Heading1" text:outline-level="1">6.References</text:h>
      <text:list text:style-name="WWNum19">
        <text:list-item text:start-value="1">
          <text:p text:style-name="P582">Zhaoqiang Xia, Xiaoyi Feng, Jinye Peng, and Abdenour Hadid, “Unsupervised deep hashing for large-scale visual search,” arXiv preprint arXiv:1602.00206, 2016.</text:p>
        </text:list-item>
      </text:list>
      <text:p text:style-name="P583"/>
      <text:list text:style-name="WWNum19" text:continue-numbering="true">
        <text:list-item>
          <text:p text:style-name="P584">Nat Dilokthanakul, Pedro AM Mediano, Marta Garnelo, Matthew CH Lee, <text:s/>Hugh Salimbeni, Kai Arulkumaran, and Murray Shanahan, “Deep unsupervised clustering with gaussian mixture variational autoencoders,” arXiv preprint arXiv:1611.02648, 2016.</text:p>
        </text:list-item>
      </text:list>
      <text:p text:style-name="P585"/>
      <text:list text:style-name="WWNum19" text:continue-numbering="true">
        <text:list-item>
          <text:p text:style-name="P586">M. Schneider and S.F. Chang, “A Robust Content Based Digital Signature for Image Authentication,” Proc. IEEE Int’l Conf. Image Processing, vol. 3, pp. 227-230, 1996.</text:p>
        </text:list-item>
      </text:list>
      <text:p text:style-name="P587"/>
      <text:p text:style-name="P588"/>
      <text:list text:style-name="WWNum19" text:continue-numbering="true">
        <text:list-item>
          <text:p text:style-name="P589"><text:s/>R. Venkatesan, S.-M. Koon, M.H. Jakubowski, and P. Moulin, “Robust Image Hashing,” Proc. IEEE Int’l Conf. Image Processing, pp. 664-666, 2000.</text:p>
        </text:list-item>
      </text:list>
      <text:p text:style-name="P590"/>
      <text:list text:style-name="WWNum19" text:continue-numbering="true">
        <text:list-item>
          <text:p text:style-name="P591">Junbo Jake Zhao, Michael Mathieu, Ross Goroshin, ¨ and Yann LeCun, “Stacked what-where auto-encoders,” CoRR, 2015.</text:p>
        </text:list-item>
      </text:list>
      <text:p text:style-name="P592"/>
      <text:p text:style-name="P593"/>
      <text:list text:style-name="WWNum19" text:continue-numbering="true">
        <text:list-item>
          <text:p text:style-name="P594">Kevin Lin, Huei-Fang Yang, Jen-Hao Hsiao, and<text:s/>ChuSong Chen, “Deep learning of binary hash codes for fast image retrieval,” in IEEE Conference on Computer Vision and Pattern Recognition, 2015, pp. 27–35.</text:p>
        </text:list-item>
      </text:list>
      <text:p text:style-name="P595"/>
      <text:list text:style-name="WWNum19" text:continue-numbering="true">
        <text:list-item>
          <text:p text:style-name="P596">Wei Liu, Jun Wang, Rongrong Ji, Yu-Gang Jiang, and Shih-Fu Chang, “Supervised hashing with kernels,” in IEEE Conference on Computer Vision and Pattern Recognition, 2012, pp. 2074–2081.</text:p>
        </text:list-item>
      </text:list>
      <text:p text:style-name="P597"/>
      <text:p text:style-name="P598"/>
      <text:list text:style-name="WWNum19" text:continue-numbering="true">
        <text:list-item>
          <text:p text:style-name="P599">Rongkai Xia, Yan Pan, Hanjiang Lai, Cong Liu, and Shuicheng Yan, “Supervised hashing for image retrieval via image representation learning.,” in AAAI, 2014, vol. 1, p.<text:s/>2.</text:p>
        </text:list-item>
      </text:list>
      <text:p text:style-name="P600"/>
      <text:list text:style-name="WWNum19" text:continue-numbering="true">
        <text:list-item>
          <text:p text:style-name="P601">Haomiao Liu, Ruiping Wang, Shiguang Shan, and Xilin Chen, “Deep supervised hashing for fast image retrieval,” in IEEE Conference<text:s/><text:soft-page-break/>on Computer Vision and Pattern Recognition, 2016, pp. 2064–2072.</text:p>
        </text:list-item>
      </text:list>
      <text:p text:style-name="P602"/>
      <text:p text:style-name="P603"/>
      <text:list text:style-name="WWNum19" text:continue-numbering="true">
        <text:list-item>
          <text:p text:style-name="P604">Yair Weiss, Antonio Torralba, and Rob Fergus, “Spectral<text:s/>hashing,” in Advances in neural information processing systems, 2009, pp. 1753–1760.</text:p>
        </text:list-item>
      </text:list>
      <text:p text:style-name="P605"/>
      <text:list text:style-name="WWNum19" text:continue-numbering="true">
        <text:list-item>
          <text:p text:style-name="P606">Alireza Makhzani and Brendan J Frey, “Winner-takeall autoencoders,” in Advances in Neural InformationProcessing Systems, 2015, pp. 2791–2799.</text:p>
        </text:list-item>
      </text:list>
      <text:p text:style-name="P607"/>
      <text:p text:style-name="P608"/>
      <text:list text:style-name="WWNum19" text:continue-numbering="true">
        <text:list-item>
          <text:p text:style-name="P609">Zhenjun Tang,Xianquan Zhang , Shichao Zhang, ‘‘Robust Perceptual Image Hashing Based on Ring Partition and NMF ” . in IEEE Transactions</text:p>
        </text:list-item>
      </text:list>
      <text:p text:style-name="P610"><text:s text:c="9"/>on Knowledge and Data Engineering ******.</text:p>
      <text:p text:style-name="P611"/>
      <text:list text:style-name="WWNum19" text:continue-numbering="true">
        <text:list-item>
          <text:p text:style-name="P612">Cai-Ping Yan,Chi-Man Pun ,Xiao-Chen Yuan in <text:s/>“Quarternion-Based Image Hashing for Adaptive Tampering Localization” ******</text:p>
        </text:list-item>
        <text:list-item>
          <text:p text:style-name="P613"/>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Ubuntu" svg:font-family="Ubunt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402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1666in" fo:margin-bottom="0.0555in"/>
      <style:text-properties fo:font-variant="small-caps" fo:hyphenate="false"/>
    </style:style>
    <style:style style:name="Heading2" style:display-name="Heading 2" style:family="paragraph" style:parent-style-name="Standard" style:next-style-name="Standard" style:default-outline-level="2">
      <style:paragraph-properties fo:keep-with-next="always" fo:margin-top="0.0833in" fo:margin-bottom="0.0416in"/>
      <style:text-properties fo:font-style="italic" style:font-style-asian="italic" fo:hyphenate="false"/>
    </style:style>
    <style:style style:name="Heading3" style:display-name="Heading 3" style:family="paragraph" style:parent-style-name="Standard" style:next-style-name="Standard" style:default-outline-level="3">
      <style:paragraph-properties fo:keep-with-next="always"/>
      <style:text-properties fo:font-style="italic" style:font-style-asian="italic" fo:hyphenate="false"/>
    </style:style>
    <style:style style:name="Heading4" style:display-name="Heading 4" style:family="paragraph" style:parent-style-name="Standard" style:next-style-name="Standard" style:default-outline-level="4">
      <style:paragraph-properties fo:keep-with-next="always"/>
      <style:text-properties fo:font-style="italic" style:font-style-asian="italic" fo:hyphenate="false"/>
    </style:style>
    <style:style style:name="Heading5" style:display-name="Heading 5" style:family="paragraph" style:parent-style-name="Standard" style:next-style-name="Standard" style:default-outline-level="5">
      <style:paragraph-properties fo:keep-with-next="always"/>
      <style:text-properties fo:font-style="italic" style:font-style-asian="italic" fo:hyphenate="false"/>
    </style:style>
    <style:style style:name="Heading6" style:display-name="Heading 6" style:family="paragraph" style:parent-style-name="Standard" style:next-style-name="Standard" style:default-outline-level="6">
      <style:paragraph-properties fo:keep-with-next="always"/>
      <style:text-properties fo:font-style="italic" style:font-style-asian="italic" fo:hyphenate="false"/>
    </style:style>
    <style:style style:name="Heading7" style:display-name="Heading 7" style:family="paragraph" style:parent-style-name="Standard" style:next-style-name="Standard" style:default-outline-level="7">
      <style:paragraph-properties fo:keep-with-next="always"/>
      <style:text-properties fo:font-style="italic" style:font-style-asian="italic" fo:hyphenate="false"/>
    </style:style>
    <style:style style:name="Heading8" style:display-name="Heading 8" style:family="paragraph" style:parent-style-name="Standard" style:next-style-name="Standard" style:default-outline-level="8">
      <style:paragraph-properties fo:keep-with-next="always"/>
      <style:text-properties fo:font-style="italic" style:font-style-asian="italic" fo:hyphenate="false"/>
    </style:style>
    <style:style style:name="Heading9" style:display-name="Heading 9" style:family="paragraph" style:parent-style-name="Standard" style:next-style-name="Standard" style:default-outline-level="9">
      <style:paragraph-properties fo:keep-with-next="always"/>
      <style:text-properties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 style:display-name="WW_OutlineListStyle_5">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Abstract" style:display-name="Abstract" style:family="paragraph" style:parent-style-name="Standard" style:next-style-name="Standard">
      <style:paragraph-properties fo:text-align="justify" fo:margin-top="0.0138in" fo:text-indent="0.1666in"/>
      <style:text-properties fo:font-weight="bold" style:font-weight-asian="bold" fo:font-size="9pt" style:font-size-asian="9pt" fo:hyphenate="false"/>
    </style:style>
    <style:style style:name="Authors" style:display-name="Authors" style:family="paragraph" style:parent-style-name="Standard" style:next-style-name="Standard">
      <style:paragraph-properties fo:text-align="center" fo:margin-bottom="0.2222in"/>
      <style:text-properties fo:font-size="11pt" style:font-size-asian="11pt" fo:hyphenate="false"/>
    </style:style>
    <style:style style:name="Title" style:display-name="Title" style:family="paragraph" style:parent-style-name="Standard" style:next-style-name="Standard">
      <style:paragraph-properties fo:text-align="center"/>
      <style:text-properties fo:font-size="24pt" style:font-size-asian="24pt" fo:hyphenate="false"/>
    </style:style>
    <style:style style:name="FootnoteText" style:display-name="Footnote Text" style:family="paragraph" style:parent-style-name="Standard">
      <style:paragraph-properties fo:text-align="justify" fo:text-indent="0.1666in"/>
      <style:text-properties fo:font-size="8pt" style:font-size-asian="8pt" fo:hyphenate="false"/>
    </style:style>
    <style:style style:name="References" style:display-name="References" style:family="paragraph">
      <style:paragraph-properties fo:text-align="justify"/>
      <style:text-properties fo:font-size="8pt" style:font-size-asian="8pt" fo:hyphenate="false"/>
    </style:style>
    <style:style style:name="ListNumber" style:display-name="List Number" style:family="paragraph" style:parent-style-name="Standard">
      <style:paragraph-properties fo:margin-left="0.25in" fo:text-indent="-0.25in">
        <style:tab-stops/>
      </style:paragraph-properties>
      <style:text-properties fo:hyphenate="false"/>
    </style:style>
    <style:style style:name="IndexTerms" style:display-name="IndexTerms" style:family="paragraph" style:parent-style-name="Standard" style:next-style-name="Standard">
      <style:paragraph-properties fo:text-align="justify" fo:text-indent="0.1666in"/>
      <style:text-properties fo:font-weight="bold" style:font-weight-asian="bold" fo:font-size="9pt" style:font-size-asian="9pt" fo:hyphenate="false"/>
    </style:style>
    <style:style style:name="Theorem" style:display-name="Theorem" style:family="paragraph" style:parent-style-name="Heading3" style:default-outline-level="3">
      <style:text-properties fo:hyphenate="false"/>
    </style:style>
    <style:style style:name="Lemma" style:display-name="Lemma" style:family="paragraph" style:parent-style-name="Heading3" style:default-outline-level="3">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bodyindent" style:display-name="Text body indent" style:family="paragraph" style:parent-style-name="Standard">
      <style:paragraph-properties fo:text-align="justify" fo:line-height="90%" fo:text-indent="0.15in">
        <style:tab-stops>
          <style:tab-stop style:type="left" style:position="-0.5in"/>
          <style:tab-stop style:type="left" style:position="0in"/>
          <style:tab-stop style:type="left" style:position="0.15in"/>
          <style:tab-stop style:type="left" style:position="0.25in"/>
          <style:tab-stop style:type="left" style:position="0.5861in"/>
          <style:tab-stop style:type="left" style:position="1in"/>
          <style:tab-stop style:type="left" style:position="1.5in"/>
          <style:tab-stop style:type="left" style:position="2in"/>
          <style:tab-stop style:type="left" style:position="2.4in"/>
          <style:tab-stop style:type="left" style:position="2.9861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s>
      </style:paragraph-properties>
      <style:text-properties fo:font-size="8pt" style:font-size-asian="8pt" fo:hyphenate="false"/>
    </style:style>
    <style:style style:name="Text" style:display-name="Text" style:family="paragraph" style:parent-style-name="Standard">
      <style:paragraph-properties fo:widows="0" fo:orphans="0" fo:text-align="justify" fo:text-indent="0.1666in"/>
      <style:text-properties fo:hyphenate="false"/>
    </style:style>
    <style:style style:name="FigureCaption" style:display-name="Figure Caption" style:family="paragraph" style:parent-style-name="Standard">
      <style:paragraph-properties fo:text-align="justify"/>
      <style:text-properties fo:font-size="8pt" style:font-size-asian="8pt" fo:hyphenate="false"/>
    </style:style>
    <style:style style:name="TableTitle" style:display-name="Table Title" style:family="paragraph" style:parent-style-name="Standard">
      <style:paragraph-properties fo:text-align="center"/>
      <style:text-properties fo:font-variant="small-caps" fo:font-size="8pt" style:font-size-asian="8pt" fo:hyphenate="false"/>
    </style:style>
    <style:style style:name="PlainText" style:display-name="Plain Text" style:family="paragraph" style:parent-style-name="Standard">
      <style:text-properties style:font-name="Courier New" style:font-name-asian="Courier New" style:font-name-complex="Courier New" fo:hyphenate="false"/>
    </style:style>
    <style:style style:name="Biography" style:display-name="Biography" style:family="paragraph" style:parent-style-name="PlainText">
      <style:paragraph-properties fo:text-align="justify" fo:margin-top="0.1666in"/>
      <style:text-properties style:font-name="Times New Roman" style:font-name-asian="Times New Roman" style:font-name-complex="Times New Roman" fo:font-size="8pt" style:font-size-asian="8pt" fo:hyphenate="false"/>
    </style:style>
    <style:style style:name="BiographyBody" style:display-name="Biography Body" style:family="paragraph" style:parent-style-name="Biography">
      <style:paragraph-properties fo:margin-top="0in" fo:text-indent="0.1666in"/>
      <style:text-properties fo:hyphenate="false"/>
    </style:style>
    <style:style style:name="BodyText2" style:display-name="Body Text 2" style:family="paragraph" style:parent-style-name="Standard">
      <style:paragraph-properties fo:widows="0" fo:orphans="0" fo:text-align="justify"/>
      <style:text-properties style:font-name="Arial" style:font-name-asian="Arial" style:font-name-complex="Arial"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Footnote" style:display-name="Footnot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MemberType" style:display-name="MemberType" style:family="text">
      <style:text-properties style:font-name="Times New Roman" style:font-name-asian="Times New Roman" style:font-name-complex="Times New Roman" fo:font-style="italic" style:font-style-asian="italic" fo:font-size="11pt" style:font-size-asian="11pt"/>
    </style:style>
    <style:style style:name="FootnoteReference" style:display-name="Footnote Reference" style:family="text">
      <style:text-properties style:text-position="super 65%"/>
    </style:style>
    <style:style style:name="Internetlink" style:display-name="Internet link" style:family="text">
      <style:text-properties fo:color="#0000FF"/>
    </style:style>
    <style:style style:name="FollowedHyperlink" style:display-name="FollowedHyperlink" style:family="text">
      <style:text-properties fo:color="#800080"/>
    </style:style>
    <style:style style:name="PageNumber" style:display-name="Page Number" style:family="text" style:parent-style-name="DefaultParagraphFont"/>
    <style:style style:name="Strong" style:display-name="Strong" style:family="text">
      <style:text-properties fo:font-weight="bold" style:font-weight-asian="bold"/>
    </style:style>
    <style:style style:name="FootnoteTextChar" style:display-name="Footnote Text Char" style:family="text" style:parent-style-name="DefaultParagraphFont">
      <style:text-properties fo:font-size="8pt" style:font-size-asian="8pt"/>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style style:name="CommentSubjectChar" style:display-name="Comment Subject Char" style:family="text" style:parent-style-name="CommentTextChar">
      <style:text-properties fo:font-weight="bold" style:font-weight-asian="bold" style:font-weight-complex="bold"/>
    </style:style>
    <style:style style:name="ListLabel1" style:display-name="ListLabel 1" style:family="text">
      <style:text-properties fo:font-weight="normal" style:font-weight-asian="normal"/>
    </style:style>
    <style:style style:name="FootnoteSymbol" style:display-name="Footnote Symbol" style:family="text"/>
    <style:style style:name="Footnoteanchor" style:display-name="Footnote anchor" style:family="text">
      <style:text-properties style:text-position="super 65%"/>
    </style:style>
    <text:list-style style:name="Outline" style:display-name="Outline">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WW_OutlineListStyle_4" style:display-name="WW_OutlineListStyle_4">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WW_OutlineListStyle_3" style:display-name="WW_OutlineListStyle_3">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WW_OutlineListStyle_2" style:display-name="WW_OutlineListStyle_2">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WW_OutlineListStyle_1" style:display-name="WW_OutlineListStyle_1">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WW_OutlineListStyle" style:display-name="WW_OutlineListStyle">
      <text:list-level-style-number text:level="1" style:num-suffix=".  "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8" style:display-name="WWNum18">
      <text:list-level-style-number text:level="1" style:num-suffix="​" style:num-format="">
        <style:list-level-properties text:space-before="-0.05in" text:min-label-width="0.25in" text:list-level-position-and-space-mode="label-alignment">
          <style:list-level-label-alignment text:label-followed-by="listtab" fo:margin-left="0.2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fo:font-weight="normal" style:font-weight-asian="normal"/>
    </style:style>
    <text:list-style style:name="WWNum19" style:display-name="WWNum19">
      <text:list-level-style-number text:level="1" text:style-name="WW_CharLFO27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 style:num-format="I">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2"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3" style:num-prefix="    " style:num-suffix=")  "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5" style:num-prefix="                (" style:num-suffix=")  "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6"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7" style:num-prefix="                (" style:num-suffix=")  "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8" style:num-prefix="                (" style:num-suffix=")  " style:num-format="a" style:num-letter-sync="true">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9" style:num-prefix="(" style:num-suffix=")  " style:num-format="1">
        <style:list-level-properties text:space-before="1in" text:min-label-width="0in" text:list-level-position-and-space-mode="label-alignment">
          <style:list-level-label-alignment text:label-followed-by="listtab" fo:margin-left="1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8" svg:viewBox="0 0 20 30" svg:d="m10 0-10 30h20z"/>
    <draw:marker draw:name="a76" svg:viewBox="0 0 20 30" svg:d="m10 0-10 30h20z"/>
    <draw:marker draw:name="a78" svg:viewBox="0 0 20 30" svg:d="m10 0-10 30h20z"/>
    <draw:marker draw:name="a24" svg:viewBox="0 0 20 30" svg:d="m10 0-10 30h20z"/>
    <draw:marker draw:name="a26" svg:viewBox="0 0 20 30" svg:d="m10 0-10 30h20z"/>
    <draw:marker draw:name="a64" svg:viewBox="0 0 20 30" svg:d="m10 0-10 30h20z"/>
    <draw:marker draw:name="a50" svg:viewBox="0 0 20 30" svg:d="m10 0-10 30h20z"/>
    <draw:marker draw:name="a14" svg:viewBox="0 0 20 30" svg:d="m10 0-10 30h20z"/>
    <draw:marker draw:name="a16" svg:viewBox="0 0 20 30" svg:d="m10 0-10 30h20z"/>
    <draw:marker draw:name="a54" svg:viewBox="0 0 20 30" svg:d="m10 0-10 30h20z"/>
    <draw:marker draw:name="a91" svg:viewBox="0 0 20 30" svg:d="m10 0-10 30h20z"/>
    <draw:marker draw:name="a93" svg:viewBox="0 0 20 30" svg:d="m10 0-10 30h20z"/>
    <draw:marker draw:name="a58" svg:viewBox="0 0 20 30" svg:d="m10 0-10 30h20z"/>
    <draw:marker draw:name="a96" svg:viewBox="0 0 20 30" svg:d="m10 0-10 30h20z"/>
    <draw:marker draw:name="a99" svg:viewBox="0 0 20 30" svg:d="m10 0-10 30h20z"/>
    <draw:marker draw:name="a43" svg:viewBox="0 0 20 30" svg:d="m10 0-10 30h20z"/>
    <draw:marker draw:name="a80" svg:viewBox="0 0 20 30" svg:d="m10 0-10 30h20z"/>
    <draw:marker draw:name="a48" svg:viewBox="0 0 20 30" svg:d="m10 0-10 30h20z"/>
    <draw:marker draw:name="a30" svg:viewBox="0 0 20 30" svg:d="m10 0-10 30h20z"/>
    <draw:marker draw:name="a32" svg:viewBox="0 0 20 30" svg:d="m10 0-10 30h20z"/>
    <draw:marker draw:name="a89" svg:viewBox="0 0 20 30" svg:d="m10 0-10 30h20z"/>
    <draw:marker draw:name="a72" svg:viewBox="0 0 20 30" svg:d="m10 0-10 30h20z"/>
    <draw:marker draw:name="a36" svg:viewBox="0 0 20 30" svg:d="m10 0-10 30h20z"/>
    <draw:stroke-dash draw:name="a20" draw:style="rect" draw:dots1="1" draw:dots1-length="0.11102in" draw:distance="0.11102in"/>
    <draw:stroke-dash draw:name="a68" draw:style="rect" draw:dots1="1" draw:dots1-length="0.11102in" draw:distance="0.11102in"/>
    <draw:stroke-dash draw:name="a18" draw:style="rect" draw:dots1="1" draw:dots1-length="0.11102in" draw:distance="0.11102in"/>
    <draw:stroke-dash draw:name="a66" draw:style="rect" draw:dots1="1" draw:dots1-length="0.11102in" draw:distance="0.11102in"/>
  </office:styles>
  <office:automatic-styles>
    <style:page-layout style:name="PL0">
      <style:page-layout-properties fo:page-width="8.5in" fo:page-height="11in" style:print-orientation="portrait" fo:margin-top="0.375in" fo:margin-left="0.6666in" fo:margin-bottom="0.5in" fo:margin-right="0.6666in" style:num-format="1" style:writing-mode="lr-tb">
        <style:columns fo:column-count="2">
          <style:column style:rel-width="5160*" fo:start-indent="0in" fo:end-indent="0.0833in"/>
          <style:column style:rel-width="5160*" fo:start-indent="0.0833in" fo:end-indent="0in"/>
        </style:columns>
        <style:footnote-sep style:width="0.007in" style:rel-width="33%" style:color="#000000" style:line-style="solid" style:adjustment="left"/>
      </style:page-layout-properties>
      <style:header-style>
        <style:header-footer-properties style:dynamic-spacing="true" fo:min-height="0.2916in"/>
      </style:header-style>
      <style:footer-style>
        <style:header-footer-properties style:dynamic-spacing="true" fo:min-height="0in"/>
      </style:footer-style>
    </style:page-layout>
    <style:style style:name="P2" style:parent-style-name="Header" style:family="paragraph">
      <style:paragraph-properties fo:margin-right="0.25in"/>
    </style:style>
    <style:style style:name="T3" style:parent-style-name="PageNumber" style:family="text">
      <style:text-properties fo:font-size="8pt" style:font-size-asian="8pt"/>
    </style:style>
    <style:style style:name="P4" style:parent-style-name="Header" style:family="paragraph">
      <style:paragraph-properties fo:margin-right="0.25in"/>
      <style:text-properties fo:font-size="8pt" style:font-size-asian="8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frame draw:z-index="251659264" draw:id="id0" draw:style-name="a0" draw:name="Frame3" text:anchor-type="paragraph" svg:x="7.34016in" svg:y="0.09016in" svg:width="0.01528in" svg:height="0.01528in" style:rel-width="scale" style:rel-height="scale"><draw:text-box><text:p text:style-name="Header"><text:span text:style-name="T3"><text:page-number text:fixed="false">6</text:page-number></text:span></text:p></draw:text-box><svg:title/><svg:desc/></draw:frame></text:p>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eriodicals</meta:initial-creator>
    <dc:creator>Arnab Thakuria</dc:creator>
    <meta:creation-date>2016-10-15T21:17:00Z</meta:creation-date>
    <dc:date>2019-05-14T04:56:00Z</dc:date>
    <meta:print-date>2014-12-29T19:41:00Z</meta:print-date>
    <meta:template xlink:href="Normal.dotm" xlink:type="simple"/>
    <meta:editing-cycles>224</meta:editing-cycles>
    <meta:editing-duration>PT45780S</meta:editing-duration>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jhnelson@tva.gov</meta:user-defined>
    <meta:user-defined meta:name="_AuthorEmailDisplayName">Nelson, Jeffrey H</meta:user-defined>
    <meta:user-defined meta:name="_EmailSubject">New Conference paper template and revised transactions paper template</meta:user-defined>
    <meta:user-defined meta:name="_NewReviewCycle"/>
    <meta:user-defined meta:name="_ReviewingToolsShownOnce"/>
    <meta:document-statistic meta:page-count="6" meta:paragraph-count="57" meta:word-count="4279" meta:character-count="28615" meta:row-count="203" meta:non-whitespace-character-count="24393"/>
  </office:meta>
</office:document-meta>
</file>

<file path=Object 1/content.xml><?xml version="1.0" encoding="utf-8"?>
<mml:math xmlns:mml="http://www.w3.org/1998/Math/MathML" xmlns:m="http://schemas.openxmlformats.org/officeDocument/2006/math">
  <mml:msub>
    <mml:mrow>
      <mml:mi>l</mml:mi>
    </mml:mrow>
    <mml:mrow>
      <mml:mn>1</mml:mn>
    </mml:mrow>
  </mml:msub>
</mml:math>
</file>

<file path=Object 2/content.xml><?xml version="1.0" encoding="utf-8"?>
<mml:math xmlns:mml="http://www.w3.org/1998/Math/MathML" xmlns:m="http://schemas.openxmlformats.org/officeDocument/2006/math">
  <mml:mfrac>
    <mml:mrow>
      <mml:mn>1</mml:mn>
    </mml:mrow>
    <mml:mrow>
      <mml:mi>N</mml:mi>
    </mml:mrow>
  </mml:mfrac>
  <mml:mrow>
    <mml:munderover>
      <mml:mo stretchy="false">∑</mml:mo>
      <mml:mrow>
        <mml:mi>j</mml:mi>
        <mml:mo>=</mml:mo>
        <mml:mn>1</mml:mn>
      </mml:mrow>
      <mml:mrow>
        <mml:mi>N</mml:mi>
      </mml:mrow>
    </mml:munderover>
    <mml:mrow/>
  </mml:mrow>
  <mml:msup>
    <mml:mrow>
      <mml:mo>|</mml:mo>
      <mml:mo>|</mml:mo>
      <mml:msubsup>
        <mml:mrow>
          <mml:mi>x</mml:mi>
        </mml:mrow>
        <mml:mrow>
          <mml:mn>0</mml:mn>
        </mml:mrow>
        <mml:mrow>
          <mml:mi>j</mml:mi>
        </mml:mrow>
      </mml:msubsup>
      <mml:mo>-</mml:mo>
      <mml:msubsup>
        <mml:mrow>
          <mml:mi>y</mml:mi>
        </mml:mrow>
        <mml:mrow>
          <mml:mn>0</mml:mn>
        </mml:mrow>
        <mml:mrow>
          <mml:mi>j</mml:mi>
        </mml:mrow>
      </mml:msubsup>
      <mml:mo>|</mml:mo>
      <mml:mo>|</mml:mo>
    </mml:mrow>
    <mml:mrow>
      <mml:mn>2</mml:mn>
    </mml:mrow>
  </mml:msup>
</mml:math>
</file>

<file path=Object 3/content.xml><?xml version="1.0" encoding="utf-8"?>
<mml:math xmlns:mml="http://www.w3.org/1998/Math/MathML" xmlns:m="http://schemas.openxmlformats.org/officeDocument/2006/math">
  <mml:msub>
    <mml:mrow>
      <mml:mi>l</mml:mi>
    </mml:mrow>
    <mml:mrow>
      <mml:mn>1</mml:mn>
    </mml:mrow>
  </mml:msub>
</mml:math>
</file>

<file path=Object 4/content.xml><?xml version="1.0" encoding="utf-8"?>
<mml:math xmlns:mml="http://www.w3.org/1998/Math/MathML" xmlns:m="http://schemas.openxmlformats.org/officeDocument/2006/math">
  <mml:mfrac>
    <mml:mrow>
      <mml:mn>1</mml:mn>
    </mml:mrow>
    <mml:mrow>
      <mml:mi>N</mml:mi>
    </mml:mrow>
  </mml:mfrac>
  <mml:mrow>
    <mml:munderover>
      <mml:mo stretchy="false">∑</mml:mo>
      <mml:mrow>
        <mml:mi>j</mml:mi>
        <mml:mo>=</mml:mo>
        <mml:mn>1</mml:mn>
      </mml:mrow>
      <mml:mrow>
        <mml:mi>N</mml:mi>
      </mml:mrow>
    </mml:munderover>
    <mml:mrow>
      <mml:msup>
        <mml:mrow>
          <mml:mo>|</mml:mo>
          <mml:mo>|</mml:mo>
          <mml:msubsup>
            <mml:mrow>
              <mml:mi>x</mml:mi>
            </mml:mrow>
            <mml:mrow>
              <mml:mn>0</mml:mn>
            </mml:mrow>
            <mml:mrow>
              <mml:mi>j</mml:mi>
            </mml:mrow>
          </mml:msubsup>
          <mml:mo>-</mml:mo>
          <mml:msubsup>
            <mml:mrow>
              <mml:mi>y</mml:mi>
            </mml:mrow>
            <mml:mrow>
              <mml:mn>0</mml:mn>
            </mml:mrow>
            <mml:mrow>
              <mml:mi>j</mml:mi>
            </mml:mrow>
          </mml:msubsup>
          <mml:mo>|</mml:mo>
          <mml:mo>|</mml:mo>
        </mml:mrow>
        <mml:mrow>
          <mml:mn>2</mml:mn>
        </mml:mrow>
      </mml:msup>
      <mml:mo>+</mml:mo>
      <mml:mfrac>
        <mml:mrow>
          <mml:mi>α</mml:mi>
        </mml:mrow>
        <mml:mrow>
          <mml:mi>N</mml:mi>
        </mml:mrow>
      </mml:mfrac>
      <mml:mrow>
        <mml:munderover>
          <mml:mo stretchy="false">∑</mml:mo>
          <mml:mrow>
            <mml:mi>j</mml:mi>
            <mml:mo>=</mml:mo>
            <mml:mn>1</mml:mn>
          </mml:mrow>
          <mml:mrow>
            <mml:mi>N</mml:mi>
          </mml:mrow>
        </mml:munderover>
        <mml:mrow/>
      </mml:mrow>
      <mml:msubsup>
        <mml:mrow>
          <mml:mo>|</mml:mo>
          <mml:mo>|</mml:mo>
          <mml:msub>
            <mml:mrow>
              <mml:mi>h</mml:mi>
            </mml:mrow>
            <mml:mrow>
              <mml:mi>j</mml:mi>
            </mml:mrow>
          </mml:msub>
          <mml:mo>|</mml:mo>
          <mml:mo>|</mml:mo>
        </mml:mrow>
        <mml:mrow>
          <mml:mn>2</mml:mn>
        </mml:mrow>
        <mml:mrow>
          <mml:mn>2</mml:mn>
        </mml:mrow>
      </mml:msubsup>
    </mml:mrow>
  </mml:mrow>
</mml:math>
</file>

<file path=Object 5/content.xml><?xml version="1.0" encoding="utf-8"?>
<mml:math xmlns:mml="http://www.w3.org/1998/Math/MathML" xmlns:m="http://schemas.openxmlformats.org/officeDocument/2006/math">
  <mml:mi>α</mml:mi>
</mml:math>
</file>

<file path=Object 6/content.xml><?xml version="1.0" encoding="utf-8"?>
<mml:math xmlns:mml="http://www.w3.org/1998/Math/MathML" xmlns:m="http://schemas.openxmlformats.org/officeDocument/2006/math">
  <mml:msubsup>
    <mml:mrow>
      <mml:mo>|</mml:mo>
      <mml:mo>|</mml:mo>
      <mml:msub>
        <mml:mrow>
          <mml:mi>h</mml:mi>
        </mml:mrow>
        <mml:mrow>
          <mml:mi>j</mml:mi>
        </mml:mrow>
      </mml:msub>
      <mml:mo>|</mml:mo>
      <mml:mo>|</mml:mo>
    </mml:mrow>
    <mml:mrow>
      <mml:mn>2</mml:mn>
    </mml:mrow>
    <mml:mrow>
      <mml:mn>2</mml:mn>
    </mml:mrow>
  </mml:msubsup>
</mml:math>
</file>

<file path=Object 7/content.xml><?xml version="1.0" encoding="utf-8"?>
<mml:math xmlns:mml="http://www.w3.org/1998/Math/MathML" xmlns:m="http://schemas.openxmlformats.org/officeDocument/2006/math">
  <mml:msub>
    <mml:mrow>
      <mml:mi>h</mml:mi>
    </mml:mrow>
    <mml:mrow>
      <mml:mi>j</mml:mi>
    </mml:mrow>
  </mml:msub>
</mml:math>
</file>

<file path=Object 8/content.xml><?xml version="1.0" encoding="utf-8"?>
<mml:math xmlns:mml="http://www.w3.org/1998/Math/MathML" xmlns:m="http://schemas.openxmlformats.org/officeDocument/2006/math">
  <mml:mfrac>
    <mml:mrow>
      <mml:mi>n</mml:mi>
      <mml:mo>(</mml:mo>
      <mml:mi>R</mml:mi>
      <mml:mo>∩</mml:mo>
      <mml:mi>T</mml:mi>
      <mml:mo>)</mml:mo>
    </mml:mrow>
    <mml:mrow>
      <mml:mi>n</mml:mi>
      <mml:mo>(</mml:mo>
      <mml:mi>T</mml:mi>
      <mml:mo>)</mml:mo>
    </mml:mrow>
  </mml:mfrac>
</mml:math>
</file>

<file path=Object 9/content.xml><?xml version="1.0" encoding="utf-8"?>
<mml:math xmlns:mml="http://www.w3.org/1998/Math/MathML" xmlns:m="http://schemas.openxmlformats.org/officeDocument/2006/math">
  <mml:mi>n</mml:mi>
  <mml:mo>(</mml:mo>
  <mml:mi>R</mml:mi>
  <mml:mo>∩</mml:mo>
  <mml:mi>T</mml:mi>
  <mml:mo>)</mml:mo>
</mml:math>
</file>